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cb7f5f" officeooo:paragraph-rsid="00cb7f5f" style:font-size-asian="18pt" style:font-size-complex="18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287be" officeooo:paragraph-rsid="00d287be" style:font-size-asian="18pt" style:font-size-complex="18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7a278" officeooo:paragraph-rsid="00d7a278" style:font-size-asian="18pt" style:font-size-complex="18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e112ed" officeooo:paragraph-rsid="00e112ed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d7a278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d7a278" style:font-size-asian="14pt" style:font-size-complex="16pt"/>
    </style:style>
    <style:style style:name="P21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cc94b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e2205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ebffaf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ef6c52" style:font-size-asian="16pt" style:font-size-complex="16pt"/>
    </style:style>
    <style:style style:name="P45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0f77c78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c84595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ef6c52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9cb617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a7cb89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d87f02" style:font-size-asian="16pt" style:font-size-complex="16pt"/>
    </style:style>
    <style:style style:name="P62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63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1002c5e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8d8fd" officeooo:paragraph-rsid="00b8d8fd" style:font-size-asian="16pt" style:font-size-complex="16pt"/>
    </style:style>
    <style:style style:name="P7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84595" officeooo:paragraph-rsid="00c84595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87f02" style:font-size-asian="16pt" style:font-size-complex="16pt"/>
    </style:style>
    <style:style style:name="P73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d287be" officeooo:paragraph-rsid="00d287be" style:font-size-asian="16pt" style:font-size-complex="16pt"/>
    </style:style>
    <style:style style:name="P7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cb7f5f" style:font-size-asian="14pt" style:font-size-complex="16pt"/>
    </style:style>
    <style:style style:name="P7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e112ed" style:font-size-asian="14pt" style:font-size-complex="16pt"/>
    </style:style>
    <style:style style:name="P7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77c78" style:font-size-asian="14pt" style:font-size-complex="16pt"/>
    </style:style>
    <style:style style:name="P7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a6c72" style:font-size-asian="14pt" style:font-size-complex="16pt"/>
    </style:style>
    <style:style style:name="P7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0e9a091" style:font-size-asian="14pt" style:font-size-complex="16pt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2c96b5" officeooo:paragraph-rsid="00324fc3" style:font-size-asian="16pt" style:font-size-complex="16pt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96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97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98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99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100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101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102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103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d87f02" style:font-size-asian="16pt" style:font-size-complex="16pt"/>
    </style:style>
    <style:style style:name="P104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105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0f77c78" style:font-size-asian="16pt" style:font-size-complex="16pt"/>
    </style:style>
    <style:style style:name="P106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107" style:family="paragraph" style:parent-style-name="Standard">
      <style:paragraph-properties fo:text-align="start" style:justify-single-word="false"/>
      <style:text-properties officeooo:paragraph-rsid="00931601"/>
    </style:style>
    <style:style style:name="P108" style:family="paragraph" style:parent-style-name="Standard">
      <style:paragraph-properties fo:text-align="start" style:justify-single-word="false"/>
      <style:text-properties officeooo:paragraph-rsid="0063a4d7"/>
    </style:style>
    <style:style style:name="P109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110" style:family="paragraph" style:parent-style-name="Standard">
      <style:paragraph-properties fo:text-align="start" style:justify-single-word="false"/>
      <style:text-properties style:font-name="Futura Std Condensed Light" fo:font-size="16pt" officeooo:rsid="00c161c5" officeooo:paragraph-rsid="00c28cba" style:font-size-asian="16pt" style:font-size-complex="16pt"/>
    </style:style>
    <style:style style:name="P111" style:family="paragraph" style:parent-style-name="Standard">
      <style:paragraph-properties fo:text-align="start" style:justify-single-word="false"/>
      <style:text-properties fo:color="#3465a4" loext:opacity="100%" style:font-name="Futura Std Condensed Light1" fo:font-size="16pt" fo:language="en" fo:country="US" officeooo:rsid="00de2205" officeooo:paragraph-rsid="00de2205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1" officeooo:rsid="0013b1f0"/>
    </style:style>
    <style:style style:name="T9" style:family="text">
      <style:text-properties fo:color="#c9211e" loext:opacity="100%" style:font-name="Futura Std Condensed1" officeooo:rsid="006ce0e1"/>
    </style:style>
    <style:style style:name="T10" style:family="text">
      <style:text-properties fo:color="#c9211e" loext:opacity="100%" style:font-name="Futura Std Condensed1" officeooo:rsid="0014442c"/>
    </style:style>
    <style:style style:name="T11" style:family="text">
      <style:text-properties fo:color="#c9211e" loext:opacity="100%" style:font-name="Futura Std Condensed1" officeooo:rsid="00d87f02"/>
    </style:style>
    <style:style style:name="T12" style:family="text">
      <style:text-properties fo:color="#c9211e" loext:opacity="100%" style:font-name="Futura Std Condensed1" officeooo:rsid="007f1654"/>
    </style:style>
    <style:style style:name="T13" style:family="text">
      <style:text-properties fo:color="#c9211e" loext:opacity="100%" style:font-name="Futura Std Condensed"/>
    </style:style>
    <style:style style:name="T14" style:family="text">
      <style:text-properties fo:color="#c9211e" loext:opacity="100%" style:font-name="Futura Std Condensed" officeooo:rsid="0012957f"/>
    </style:style>
    <style:style style:name="T15" style:family="text">
      <style:text-properties fo:color="#c9211e" loext:opacity="100%" style:font-name="Futura Std Condensed" officeooo:rsid="000f8f6a"/>
    </style:style>
    <style:style style:name="T16" style:family="text">
      <style:text-properties fo:color="#c9211e" loext:opacity="100%" style:font-name="Futura Std Condensed" officeooo:rsid="000dbedd"/>
    </style:style>
    <style:style style:name="T17" style:family="text">
      <style:text-properties fo:color="#c9211e" loext:opacity="100%" style:font-name="Futura Std Condensed" officeooo:rsid="000e06bf"/>
    </style:style>
    <style:style style:name="T18" style:family="text">
      <style:text-properties fo:color="#c9211e" loext:opacity="100%" style:font-name="Futura Std Condensed" officeooo:rsid="001362f7"/>
    </style:style>
    <style:style style:name="T19" style:family="text">
      <style:text-properties fo:color="#c9211e" loext:opacity="100%" style:font-name="Futura Std Condensed" officeooo:rsid="0013b1f0"/>
    </style:style>
    <style:style style:name="T20" style:family="text">
      <style:text-properties fo:color="#c9211e" loext:opacity="100%" style:font-name="Futura Std Condensed" officeooo:rsid="0014442c"/>
    </style:style>
    <style:style style:name="T21" style:family="text">
      <style:text-properties fo:color="#c9211e" loext:opacity="100%" style:font-name="Futura Std Condensed" officeooo:rsid="00145467"/>
    </style:style>
    <style:style style:name="T22" style:family="text">
      <style:text-properties fo:color="#c9211e" loext:opacity="100%" style:font-name="Futura Std Condensed" officeooo:rsid="00155c6b"/>
    </style:style>
    <style:style style:name="T23" style:family="text">
      <style:text-properties fo:color="#c9211e" loext:opacity="100%" style:font-name="Futura Std Condensed" officeooo:rsid="0018b4d5"/>
    </style:style>
    <style:style style:name="T24" style:family="text">
      <style:text-properties fo:color="#c9211e" loext:opacity="100%" style:font-name="Futura Std Condensed" officeooo:rsid="0018c4ea"/>
    </style:style>
    <style:style style:name="T25" style:family="text">
      <style:text-properties fo:color="#c9211e" loext:opacity="100%" style:font-name="Futura Std Condensed" officeooo:rsid="001a20db"/>
    </style:style>
    <style:style style:name="T26" style:family="text">
      <style:text-properties fo:color="#c9211e" loext:opacity="100%" style:font-name="Futura Std Condensed" officeooo:rsid="001c6e04"/>
    </style:style>
    <style:style style:name="T27" style:family="text">
      <style:text-properties fo:color="#c9211e" loext:opacity="100%" style:font-name="Futura Std Condensed" officeooo:rsid="001d91d9"/>
    </style:style>
    <style:style style:name="T28" style:family="text">
      <style:text-properties fo:color="#c9211e" loext:opacity="100%" style:font-name="Futura Std Condensed" officeooo:rsid="00202faa"/>
    </style:style>
    <style:style style:name="T29" style:family="text">
      <style:text-properties fo:color="#c9211e" loext:opacity="100%" style:font-name="Futura Std Condensed" officeooo:rsid="002104e7"/>
    </style:style>
    <style:style style:name="T30" style:family="text">
      <style:text-properties fo:color="#c9211e" loext:opacity="100%" style:font-name="Futura Std Condensed" officeooo:rsid="001ec6f4"/>
    </style:style>
    <style:style style:name="T31" style:family="text">
      <style:text-properties fo:color="#c9211e" loext:opacity="100%" style:font-name="Futura Std Condensed" officeooo:rsid="002b15d7"/>
    </style:style>
    <style:style style:name="T32" style:family="text">
      <style:text-properties fo:color="#c9211e" loext:opacity="100%" style:font-name="Futura Std Condensed" officeooo:rsid="00324fc3"/>
    </style:style>
    <style:style style:name="T33" style:family="text">
      <style:text-properties fo:color="#c9211e" loext:opacity="100%" style:font-name="Futura Std Condensed" officeooo:rsid="003600f1"/>
    </style:style>
    <style:style style:name="T34" style:family="text">
      <style:text-properties fo:color="#c9211e" loext:opacity="100%" style:font-name="Futura Std Condensed" officeooo:rsid="00254600"/>
    </style:style>
    <style:style style:name="T35" style:family="text">
      <style:text-properties fo:color="#c9211e" loext:opacity="100%" style:font-name="Futura Std Condensed" officeooo:rsid="00271d54"/>
    </style:style>
    <style:style style:name="T36" style:family="text">
      <style:text-properties fo:color="#c9211e" loext:opacity="100%" style:font-name="Futura Std Condensed" officeooo:rsid="00291794"/>
    </style:style>
    <style:style style:name="T37" style:family="text">
      <style:text-properties fo:color="#c9211e" loext:opacity="100%" style:font-name="Futura Std Condensed" officeooo:rsid="002c96b5"/>
    </style:style>
    <style:style style:name="T38" style:family="text">
      <style:text-properties fo:color="#c9211e" loext:opacity="100%" style:font-name="Futura Std Condensed" officeooo:rsid="002f6e18"/>
    </style:style>
    <style:style style:name="T39" style:family="text">
      <style:text-properties fo:color="#c9211e" loext:opacity="100%" style:font-name="Futura Std Condensed" style:text-underline-style="solid" style:text-underline-width="auto" style:text-underline-color="font-color"/>
    </style:style>
    <style:style style:name="T40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41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42" style:family="text">
      <style:text-properties fo:color="#c9211e" loext:opacity="100%" style:font-name="Futura Std Condensed" style:text-underline-style="solid" style:text-underline-width="auto" style:text-underline-color="font-color" officeooo:rsid="002104e7"/>
    </style:style>
    <style:style style:name="T43" style:family="text">
      <style:text-properties fo:color="#c9211e" loext:opacity="100%" style:font-name="Futura Std Condensed" style:text-underline-style="solid" style:text-underline-width="auto" style:text-underline-color="font-color" officeooo:rsid="00145467"/>
    </style:style>
    <style:style style:name="T44" style:family="text">
      <style:text-properties fo:color="#c9211e" loext:opacity="100%" style:font-name="Futura Std Condensed" style:text-underline-style="solid" style:text-underline-width="auto" style:text-underline-color="font-color" officeooo:rsid="0043e337"/>
    </style:style>
    <style:style style:name="T45" style:family="text">
      <style:text-properties fo:color="#c9211e" loext:opacity="100%" style:font-name="Futura Std Condensed" style:text-underline-style="solid" style:text-underline-width="auto" style:text-underline-color="font-color" officeooo:rsid="005a3f3b"/>
    </style:style>
    <style:style style:name="T46" style:family="text">
      <style:text-properties fo:color="#c9211e" loext:opacity="100%" style:font-name="Futura Std Condensed" style:text-underline-style="solid" style:text-underline-width="auto" style:text-underline-color="font-color" officeooo:rsid="004e68bd"/>
    </style:style>
    <style:style style:name="T47" style:family="text">
      <style:text-properties fo:color="#c9211e" loext:opacity="100%" style:font-name="Futura Std Condensed" style:text-underline-style="solid" style:text-underline-width="auto" style:text-underline-color="font-color" officeooo:rsid="001362f7"/>
    </style:style>
    <style:style style:name="T48" style:family="text">
      <style:text-properties fo:color="#c9211e" loext:opacity="100%" style:font-name="Futura Std Condensed" style:text-underline-style="solid" style:text-underline-width="auto" style:text-underline-color="font-color" officeooo:rsid="00dcc94b"/>
    </style:style>
    <style:style style:name="T49" style:family="text">
      <style:text-properties fo:color="#c9211e" loext:opacity="100%" style:font-name="Futura Std Condensed" style:text-underline-style="solid" style:text-underline-width="auto" style:text-underline-color="font-color" officeooo:rsid="00de2205"/>
    </style:style>
    <style:style style:name="T50" style:family="text">
      <style:text-properties fo:color="#c9211e" loext:opacity="100%" style:font-name="Futura Std Condensed" style:text-underline-style="solid" style:text-underline-width="auto" style:text-underline-color="font-color" officeooo:rsid="00e9a091"/>
    </style:style>
    <style:style style:name="T51" style:family="text">
      <style:text-properties fo:color="#c9211e" loext:opacity="100%" style:font-name="Futura Std Condensed" style:text-underline-style="solid" style:text-underline-width="auto" style:text-underline-color="font-color" officeooo:rsid="00ff1f5e"/>
    </style:style>
    <style:style style:name="T52" style:family="text">
      <style:text-properties fo:color="#c9211e" loext:opacity="100%" style:font-name="Futura Std Condensed" officeooo:rsid="0035b9c5"/>
    </style:style>
    <style:style style:name="T53" style:family="text">
      <style:text-properties fo:color="#c9211e" loext:opacity="100%" style:font-name="Futura Std Condensed" officeooo:rsid="003e9bc7"/>
    </style:style>
    <style:style style:name="T54" style:family="text">
      <style:text-properties fo:color="#c9211e" loext:opacity="100%" style:font-name="Futura Std Condensed" officeooo:rsid="0043e337"/>
    </style:style>
    <style:style style:name="T55" style:family="text">
      <style:text-properties fo:color="#c9211e" loext:opacity="100%" style:font-name="Futura Std Condensed" officeooo:rsid="0048922a"/>
    </style:style>
    <style:style style:name="T56" style:family="text">
      <style:text-properties fo:color="#c9211e" loext:opacity="100%" style:font-name="Futura Std Condensed" officeooo:rsid="004b5574"/>
    </style:style>
    <style:style style:name="T57" style:family="text">
      <style:text-properties fo:color="#c9211e" loext:opacity="100%" style:font-name="Futura Std Condensed" officeooo:rsid="004e68bd"/>
    </style:style>
    <style:style style:name="T58" style:family="text">
      <style:text-properties fo:color="#c9211e" loext:opacity="100%" style:font-name="Futura Std Condensed" officeooo:rsid="004f4fd7"/>
    </style:style>
    <style:style style:name="T59" style:family="text">
      <style:text-properties fo:color="#c9211e" loext:opacity="100%" style:font-name="Futura Std Condensed" officeooo:rsid="00509422"/>
    </style:style>
    <style:style style:name="T60" style:family="text">
      <style:text-properties fo:color="#c9211e" loext:opacity="100%" style:font-name="Futura Std Condensed" officeooo:rsid="005170e5"/>
    </style:style>
    <style:style style:name="T61" style:family="text">
      <style:text-properties fo:color="#c9211e" loext:opacity="100%" style:font-name="Futura Std Condensed" officeooo:rsid="00530c9e"/>
    </style:style>
    <style:style style:name="T62" style:family="text">
      <style:text-properties fo:color="#c9211e" loext:opacity="100%" style:font-name="Futura Std Condensed" officeooo:rsid="0058a901"/>
    </style:style>
    <style:style style:name="T63" style:family="text">
      <style:text-properties fo:color="#c9211e" loext:opacity="100%" style:font-name="Futura Std Condensed" officeooo:rsid="005a6b4c"/>
    </style:style>
    <style:style style:name="T64" style:family="text">
      <style:text-properties fo:color="#c9211e" loext:opacity="100%" style:font-name="Futura Std Condensed" officeooo:rsid="005ac6ad"/>
    </style:style>
    <style:style style:name="T65" style:family="text">
      <style:text-properties fo:color="#c9211e" loext:opacity="100%" style:font-name="Futura Std Condensed" officeooo:rsid="005ad40e"/>
    </style:style>
    <style:style style:name="T66" style:family="text">
      <style:text-properties fo:color="#c9211e" loext:opacity="100%" style:font-name="Futura Std Condensed" officeooo:rsid="005b5999"/>
    </style:style>
    <style:style style:name="T67" style:family="text">
      <style:text-properties fo:color="#c9211e" loext:opacity="100%" style:font-name="Futura Std Condensed" officeooo:rsid="005c7fa8"/>
    </style:style>
    <style:style style:name="T68" style:family="text">
      <style:text-properties fo:color="#c9211e" loext:opacity="100%" style:font-name="Futura Std Condensed" officeooo:rsid="005d8a45"/>
    </style:style>
    <style:style style:name="T69" style:family="text">
      <style:text-properties fo:color="#c9211e" loext:opacity="100%" style:font-name="Futura Std Condensed" officeooo:rsid="00608b0f"/>
    </style:style>
    <style:style style:name="T70" style:family="text">
      <style:text-properties fo:color="#c9211e" loext:opacity="100%" style:font-name="Futura Std Condensed" officeooo:rsid="0061e677"/>
    </style:style>
    <style:style style:name="T71" style:family="text">
      <style:text-properties fo:color="#c9211e" loext:opacity="100%" style:font-name="Futura Std Condensed" officeooo:rsid="0069a474"/>
    </style:style>
    <style:style style:name="T72" style:family="text">
      <style:text-properties fo:color="#c9211e" loext:opacity="100%" style:font-name="Futura Std Condensed" officeooo:rsid="00757a7e"/>
    </style:style>
    <style:style style:name="T73" style:family="text">
      <style:text-properties fo:color="#c9211e" loext:opacity="100%" style:font-name="Futura Std Condensed" officeooo:rsid="00811ecb"/>
    </style:style>
    <style:style style:name="T74" style:family="text">
      <style:text-properties fo:color="#c9211e" loext:opacity="100%" style:font-name="Futura Std Condensed" officeooo:rsid="0082b1fc"/>
    </style:style>
    <style:style style:name="T75" style:family="text">
      <style:text-properties fo:color="#c9211e" loext:opacity="100%" style:font-name="Futura Std Condensed" officeooo:rsid="008bfe80"/>
    </style:style>
    <style:style style:name="T76" style:family="text">
      <style:text-properties fo:color="#c9211e" loext:opacity="100%" style:font-name="Futura Std Condensed" officeooo:rsid="007dbde0"/>
    </style:style>
    <style:style style:name="T77" style:family="text">
      <style:text-properties fo:color="#c9211e" loext:opacity="100%" style:font-name="Futura Std Condensed" officeooo:rsid="007f1654"/>
    </style:style>
    <style:style style:name="T78" style:family="text">
      <style:text-properties fo:color="#c9211e" loext:opacity="100%" style:font-name="Futura Std Condensed" officeooo:rsid="0081581d"/>
    </style:style>
    <style:style style:name="T79" style:family="text">
      <style:text-properties fo:color="#c9211e" loext:opacity="100%" style:font-name="Futura Std Condensed" officeooo:rsid="009437be"/>
    </style:style>
    <style:style style:name="T80" style:family="text">
      <style:text-properties fo:color="#c9211e" loext:opacity="100%" style:font-name="Futura Std Condensed" officeooo:rsid="0096314b"/>
    </style:style>
    <style:style style:name="T81" style:family="text">
      <style:text-properties fo:color="#c9211e" loext:opacity="100%" style:font-name="Futura Std Condensed" officeooo:rsid="0099caad"/>
    </style:style>
    <style:style style:name="T82" style:family="text">
      <style:text-properties fo:color="#c9211e" loext:opacity="100%" style:font-name="Futura Std Condensed" officeooo:rsid="009baf7e"/>
    </style:style>
    <style:style style:name="T83" style:family="text">
      <style:text-properties fo:color="#c9211e" loext:opacity="100%" style:font-name="Futura Std Condensed" officeooo:rsid="009cb617"/>
    </style:style>
    <style:style style:name="T84" style:family="text">
      <style:text-properties fo:color="#c9211e" loext:opacity="100%" style:font-name="Futura Std Condensed" officeooo:rsid="00a0f062"/>
    </style:style>
    <style:style style:name="T85" style:family="text">
      <style:text-properties fo:color="#c9211e" loext:opacity="100%" style:font-name="Futura Std Condensed" officeooo:rsid="00a14b40"/>
    </style:style>
    <style:style style:name="T86" style:family="text">
      <style:text-properties fo:color="#c9211e" loext:opacity="100%" style:font-name="Futura Std Condensed" officeooo:rsid="00a27b36"/>
    </style:style>
    <style:style style:name="T87" style:family="text">
      <style:text-properties fo:color="#c9211e" loext:opacity="100%" style:font-name="Futura Std Condensed" style:text-underline-style="none" officeooo:rsid="00a9979f"/>
    </style:style>
    <style:style style:name="T88" style:family="text">
      <style:text-properties fo:color="#c9211e" loext:opacity="100%" style:font-name="Futura Std Condensed" style:text-underline-style="none" officeooo:rsid="01002c5e"/>
    </style:style>
    <style:style style:name="T89" style:family="text">
      <style:text-properties fo:color="#c9211e" loext:opacity="100%" style:font-name="Futura Std Condensed" style:text-underline-style="none" officeooo:rsid="00e9a091"/>
    </style:style>
    <style:style style:name="T90" style:family="text">
      <style:text-properties fo:color="#c9211e" loext:opacity="100%" style:font-name="Futura Std Condensed" officeooo:rsid="00b3984f"/>
    </style:style>
    <style:style style:name="T91" style:family="text">
      <style:text-properties fo:color="#c9211e" loext:opacity="100%" style:font-name="Futura Std Condensed" officeooo:rsid="00b55d25"/>
    </style:style>
    <style:style style:name="T92" style:family="text">
      <style:text-properties fo:color="#c9211e" loext:opacity="100%" style:font-name="Futura Std Condensed" officeooo:rsid="00b7387a"/>
    </style:style>
    <style:style style:name="T93" style:family="text">
      <style:text-properties fo:color="#c9211e" loext:opacity="100%" style:font-name="Futura Std Condensed" officeooo:rsid="00c8a72c"/>
    </style:style>
    <style:style style:name="T94" style:family="text">
      <style:text-properties fo:color="#c9211e" loext:opacity="100%" style:font-name="Futura Std Condensed" officeooo:rsid="00d63b95"/>
    </style:style>
    <style:style style:name="T95" style:family="text">
      <style:text-properties fo:color="#c9211e" loext:opacity="100%" style:font-name="Futura Std Condensed" officeooo:rsid="00d87f02"/>
    </style:style>
    <style:style style:name="T96" style:family="text">
      <style:text-properties fo:color="#c9211e" loext:opacity="100%" style:font-name="Futura Std Condensed" officeooo:rsid="00d9cd79"/>
    </style:style>
    <style:style style:name="T97" style:family="text">
      <style:text-properties fo:color="#c9211e" loext:opacity="100%" style:font-name="Futura Std Condensed" officeooo:rsid="00de2205"/>
    </style:style>
    <style:style style:name="T98" style:family="text">
      <style:text-properties fo:color="#c9211e" loext:opacity="100%" style:font-name="Futura Std Condensed" officeooo:rsid="00e2218e"/>
    </style:style>
    <style:style style:name="T99" style:family="text">
      <style:text-properties fo:color="#c9211e" loext:opacity="100%" style:font-name="Futura Std Condensed" officeooo:rsid="00abe24d"/>
    </style:style>
    <style:style style:name="T100" style:family="text">
      <style:text-properties fo:color="#c9211e" loext:opacity="100%" style:font-name="Futura Std Condensed" officeooo:rsid="00e112ed"/>
    </style:style>
    <style:style style:name="T101" style:family="text">
      <style:text-properties fo:color="#c9211e" loext:opacity="100%" style:font-name="Futura Std Condensed" officeooo:rsid="00ebffaf"/>
    </style:style>
    <style:style style:name="T102" style:family="text">
      <style:text-properties fo:color="#c9211e" loext:opacity="100%" style:font-name="Futura Std Condensed" officeooo:rsid="00fd7b76"/>
    </style:style>
    <style:style style:name="T103" style:family="text">
      <style:text-properties fo:color="#c9211e" loext:opacity="100%" style:font-name="Futura Std Condensed" officeooo:rsid="0100e0b0"/>
    </style:style>
    <style:style style:name="T104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105" style:family="text">
      <style:text-properties fo:color="#c9211e" loext:opacity="100%" fo:font-size="16pt" style:text-underline-style="none" officeooo:rsid="005a6b4c" style:font-size-asian="16pt" style:font-size-complex="16pt"/>
    </style:style>
    <style:style style:name="T106" style:family="text">
      <style:text-properties fo:color="#c9211e" loext:opacity="100%" officeooo:rsid="0051c2f4"/>
    </style:style>
    <style:style style:name="T107" style:family="text">
      <style:text-properties fo:color="#c9211e" loext:opacity="100%" style:text-underline-style="solid" style:text-underline-width="auto" style:text-underline-color="font-color" officeooo:rsid="0053acd1"/>
    </style:style>
    <style:style style:name="T108" style:family="text">
      <style:text-properties fo:color="#c9211e" loext:opacity="100%" style:text-underline-style="solid" style:text-underline-width="auto" style:text-underline-color="font-color" officeooo:rsid="005b5999"/>
    </style:style>
    <style:style style:name="T109" style:family="text">
      <style:text-properties fo:color="#c9211e" loext:opacity="100%" style:text-underline-style="solid" style:text-underline-width="auto" style:text-underline-color="font-color" officeooo:rsid="005f27d7"/>
    </style:style>
    <style:style style:name="T110" style:family="text">
      <style:text-properties fo:color="#c9211e" loext:opacity="100%" style:text-underline-style="solid" style:text-underline-width="auto" style:text-underline-color="font-color" officeooo:rsid="00d87f02"/>
    </style:style>
    <style:style style:name="T111" style:family="text">
      <style:text-properties fo:color="#c9211e" loext:opacity="100%" officeooo:rsid="0053acd1"/>
    </style:style>
    <style:style style:name="T112" style:family="text">
      <style:text-properties fo:color="#c9211e" loext:opacity="100%" officeooo:rsid="0100e0b0"/>
    </style:style>
    <style:style style:name="T113" style:family="text">
      <style:text-properties fo:color="#c9211e" loext:opacity="100%" style:text-line-through-style="solid" style:text-line-through-type="single" style:font-name="Futura Std Condensed" officeooo:rsid="00291794"/>
    </style:style>
    <style:style style:name="T114" style:family="text">
      <style:text-properties fo:color="#c9211e" loext:opacity="100%" style:text-line-through-style="solid" style:text-line-through-type="single" style:font-name="Futura Std Condensed" officeooo:rsid="00271d54"/>
    </style:style>
    <style:style style:name="T115" style:family="text">
      <style:text-properties fo:color="#c9211e" loext:opacity="100%" style:text-line-through-style="solid" style:text-line-through-type="single" style:font-name="Futura Std Condensed" officeooo:rsid="00324fc3"/>
    </style:style>
    <style:style style:name="T116" style:family="text">
      <style:text-properties fo:color="#c9211e" loext:opacity="100%" style:text-line-through-style="solid" style:text-line-through-type="single" style:font-name="Futura Std Condensed" officeooo:rsid="002b15d7"/>
    </style:style>
    <style:style style:name="T117" style:family="text">
      <style:text-properties fo:color="#c9211e" loext:opacity="100%" officeooo:rsid="005d8a45"/>
    </style:style>
    <style:style style:name="T118" style:family="text">
      <style:text-properties fo:color="#c9211e" loext:opacity="100%" style:font-name="Futura Std Condensed " officeooo:rsid="005d8a45"/>
    </style:style>
    <style:style style:name="T119" style:family="text">
      <style:text-properties fo:color="#c9211e" loext:opacity="100%" style:font-name="Futura Std Condensed " officeooo:rsid="0102d0e2"/>
    </style:style>
    <style:style style:name="T120" style:family="text">
      <style:text-properties fo:color="#c9211e" loext:opacity="100%" officeooo:rsid="0102d0e2"/>
    </style:style>
    <style:style style:name="T121" style:family="text">
      <style:text-properties officeooo:rsid="001362f7"/>
    </style:style>
    <style:style style:name="T122" style:family="text">
      <style:text-properties fo:color="#000000" loext:opacity="100%"/>
    </style:style>
    <style:style style:name="T123" style:family="text">
      <style:text-properties fo:color="#000000" loext:opacity="100%" officeooo:rsid="000f8f6a"/>
    </style:style>
    <style:style style:name="T124" style:family="text">
      <style:text-properties fo:color="#000000" loext:opacity="100%" officeooo:rsid="001362f7"/>
    </style:style>
    <style:style style:name="T125" style:family="text">
      <style:text-properties fo:color="#000000" loext:opacity="100%" officeooo:rsid="0013b1f0"/>
    </style:style>
    <style:style style:name="T126" style:family="text">
      <style:text-properties fo:color="#000000" loext:opacity="100%" style:text-underline-style="solid" style:text-underline-width="auto" style:text-underline-color="font-color"/>
    </style:style>
    <style:style style:name="T127" style:family="text">
      <style:text-properties fo:color="#000000" loext:opacity="100%" style:text-underline-style="solid" style:text-underline-width="auto" style:text-underline-color="font-color" officeooo:rsid="0013b1f0"/>
    </style:style>
    <style:style style:name="T128" style:family="text">
      <style:text-properties fo:color="#000000" loext:opacity="100%" style:text-underline-style="solid" style:text-underline-width="auto" style:text-underline-color="font-color" officeooo:rsid="00271d54"/>
    </style:style>
    <style:style style:name="T129" style:family="text">
      <style:text-properties fo:color="#000000" loext:opacity="100%" style:text-underline-style="solid" style:text-underline-width="auto" style:text-underline-color="font-color" officeooo:rsid="002f6e18"/>
    </style:style>
    <style:style style:name="T130" style:family="text">
      <style:text-properties fo:color="#000000" loext:opacity="100%" style:text-underline-style="solid" style:text-underline-width="auto" style:text-underline-color="font-color" officeooo:rsid="001c6e04"/>
    </style:style>
    <style:style style:name="T131" style:family="text">
      <style:text-properties fo:color="#000000" loext:opacity="100%" style:text-underline-style="solid" style:text-underline-width="auto" style:text-underline-color="font-color" officeooo:rsid="004ffb0c"/>
    </style:style>
    <style:style style:name="T132" style:family="text">
      <style:text-properties fo:color="#000000" loext:opacity="100%" style:text-underline-style="solid" style:text-underline-width="auto" style:text-underline-color="font-color" officeooo:rsid="002b15d7"/>
    </style:style>
    <style:style style:name="T133" style:family="text">
      <style:text-properties fo:color="#000000" loext:opacity="100%" style:text-underline-style="solid" style:text-underline-width="auto" style:text-underline-color="font-color" officeooo:rsid="005ac6ad"/>
    </style:style>
    <style:style style:name="T134" style:family="text">
      <style:text-properties fo:color="#000000" loext:opacity="100%" style:text-underline-style="solid" style:text-underline-width="auto" style:text-underline-color="font-color" officeooo:rsid="005f27d7"/>
    </style:style>
    <style:style style:name="T135" style:family="text">
      <style:text-properties fo:color="#000000" loext:opacity="100%" style:text-underline-style="solid" style:text-underline-width="auto" style:text-underline-color="font-color" officeooo:rsid="008616df"/>
    </style:style>
    <style:style style:name="T136" style:family="text">
      <style:text-properties fo:color="#000000" loext:opacity="100%" style:text-underline-style="solid" style:text-underline-width="auto" style:text-underline-color="font-color" officeooo:rsid="00880d2b"/>
    </style:style>
    <style:style style:name="T137" style:family="text">
      <style:text-properties fo:color="#000000" loext:opacity="100%" style:text-underline-style="solid" style:text-underline-width="auto" style:text-underline-color="font-color" officeooo:rsid="0058a901"/>
    </style:style>
    <style:style style:name="T138" style:family="text">
      <style:text-properties fo:color="#000000" loext:opacity="100%" style:text-underline-style="solid" style:text-underline-width="auto" style:text-underline-color="font-color" officeooo:rsid="0030d81e"/>
    </style:style>
    <style:style style:name="T139" style:family="text">
      <style:text-properties fo:color="#000000" loext:opacity="100%" style:text-underline-style="solid" style:text-underline-width="auto" style:text-underline-color="font-color" officeooo:rsid="00ba16c9"/>
    </style:style>
    <style:style style:name="T140" style:family="text">
      <style:text-properties fo:color="#000000" loext:opacity="100%" style:text-underline-style="solid" style:text-underline-width="auto" style:text-underline-color="font-color" officeooo:rsid="001362f7"/>
    </style:style>
    <style:style style:name="T141" style:family="text">
      <style:text-properties fo:color="#000000" loext:opacity="100%" style:text-underline-style="solid" style:text-underline-width="auto" style:text-underline-color="font-color" officeooo:rsid="00d9cd79"/>
    </style:style>
    <style:style style:name="T142" style:family="text">
      <style:text-properties fo:color="#000000" loext:opacity="100%" officeooo:rsid="0014442c"/>
    </style:style>
    <style:style style:name="T143" style:family="text">
      <style:text-properties fo:color="#000000" loext:opacity="100%" officeooo:rsid="0018b4d5"/>
    </style:style>
    <style:style style:name="T144" style:family="text">
      <style:text-properties fo:color="#000000" loext:opacity="100%" style:font-name="Futura Std Condensed Light1"/>
    </style:style>
    <style:style style:name="T145" style:family="text">
      <style:text-properties fo:color="#000000" loext:opacity="100%" style:font-name="Futura Std Condensed Light1" officeooo:rsid="0035b9c5"/>
    </style:style>
    <style:style style:name="T146" style:family="text">
      <style:text-properties fo:color="#000000" loext:opacity="100%" style:font-name="Futura Std Condensed Light1" officeooo:rsid="0057759a"/>
    </style:style>
    <style:style style:name="T147" style:family="text">
      <style:text-properties fo:color="#000000" loext:opacity="100%" style:font-name="Futura Std Condensed Light1" officeooo:rsid="0051c2f4"/>
    </style:style>
    <style:style style:name="T148" style:family="text">
      <style:text-properties fo:color="#000000" loext:opacity="100%" style:font-name="Futura Std Condensed Light1" officeooo:rsid="00525e1c"/>
    </style:style>
    <style:style style:name="T149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50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51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52" style:family="text">
      <style:text-properties fo:color="#000000" loext:opacity="100%" style:font-name="Futura Std Condensed Light1" fo:font-size="16pt" fo:language="en" fo:country="US" style:text-underline-style="none" officeooo:rsid="0063a4d7" style:font-size-asian="16pt" style:font-size-complex="16pt"/>
    </style:style>
    <style:style style:name="T153" style:family="text">
      <style:text-properties fo:color="#000000" loext:opacity="100%" style:font-name="Futura Std Condensed Light1" fo:font-size="16pt" fo:language="en" fo:country="US" style:text-underline-style="none" officeooo:rsid="0071cc19" style:font-size-asian="16pt" style:font-size-complex="16pt"/>
    </style:style>
    <style:style style:name="T154" style:family="text">
      <style:text-properties fo:color="#000000" loext:opacity="100%" style:font-name="Futura Std Condensed Light1" officeooo:rsid="009437be"/>
    </style:style>
    <style:style style:name="T155" style:family="text">
      <style:text-properties fo:color="#000000" loext:opacity="100%" style:font-name="Futura Std Condensed Light1" officeooo:rsid="00ad72a6"/>
    </style:style>
    <style:style style:name="T156" style:family="text">
      <style:text-properties fo:color="#000000" loext:opacity="100%" style:font-name="Futura Std Condensed Light1" officeooo:rsid="00ae7c16"/>
    </style:style>
    <style:style style:name="T157" style:family="text">
      <style:text-properties fo:color="#000000" loext:opacity="100%" style:font-name="Futura Std Condensed Light1" officeooo:rsid="00b3984f"/>
    </style:style>
    <style:style style:name="T158" style:family="text">
      <style:text-properties fo:color="#000000" loext:opacity="100%" style:font-name="Futura Std Condensed Light1" officeooo:rsid="00b55d25"/>
    </style:style>
    <style:style style:name="T159" style:family="text">
      <style:text-properties fo:color="#000000" loext:opacity="100%" style:font-name="Futura Std Condensed Light1" officeooo:rsid="00c84595"/>
    </style:style>
    <style:style style:name="T160" style:family="text">
      <style:text-properties fo:color="#000000" loext:opacity="100%" style:font-name="Futura Std Condensed Light1" officeooo:rsid="00d7a278"/>
    </style:style>
    <style:style style:name="T161" style:family="text">
      <style:text-properties fo:color="#000000" loext:opacity="100%" style:font-name="Futura Std Condensed Light1" officeooo:rsid="00d87f02"/>
    </style:style>
    <style:style style:name="T162" style:family="text">
      <style:text-properties fo:color="#000000" loext:opacity="100%" style:font-name="Futura Std Condensed Light1" style:text-underline-style="solid" style:text-underline-width="auto" style:text-underline-color="font-color" officeooo:rsid="00c84595"/>
    </style:style>
    <style:style style:name="T163" style:family="text">
      <style:text-properties fo:color="#000000" loext:opacity="100%" style:font-name="Futura Std Condensed Light1" fo:font-size="18pt" fo:language="en" fo:country="US" style:text-underline-style="none" officeooo:rsid="0063a4d7" style:font-size-asian="18pt" style:font-size-complex="18pt"/>
    </style:style>
    <style:style style:name="T164" style:family="text">
      <style:text-properties fo:color="#000000" loext:opacity="100%" style:font-name="Futura Std Condensed Light1" fo:font-size="18pt" fo:language="en" fo:country="US" style:text-underline-style="none" officeooo:rsid="00be3a03" style:font-size-asian="18pt" style:font-size-complex="18pt"/>
    </style:style>
    <style:style style:name="T165" style:family="text">
      <style:text-properties fo:color="#000000" loext:opacity="100%" style:font-name="Futura Std Condensed Light1" fo:font-size="18pt" fo:language="en" fo:country="US" style:text-underline-style="none" officeooo:rsid="006ff937" style:font-size-asian="18pt" style:font-size-complex="18pt"/>
    </style:style>
    <style:style style:name="T166" style:family="text">
      <style:text-properties fo:color="#000000" loext:opacity="100%" style:font-name="Futura Std Condensed Light1" officeooo:rsid="0100e0b0"/>
    </style:style>
    <style:style style:name="T167" style:family="text">
      <style:text-properties fo:color="#000000" loext:opacity="100%" officeooo:rsid="00271d54"/>
    </style:style>
    <style:style style:name="T168" style:family="text">
      <style:text-properties fo:color="#000000" loext:opacity="100%" officeooo:rsid="002b15d7"/>
    </style:style>
    <style:style style:name="T169" style:family="text">
      <style:text-properties fo:color="#000000" loext:opacity="100%" officeooo:rsid="002c96b5"/>
    </style:style>
    <style:style style:name="T170" style:family="text">
      <style:text-properties fo:color="#000000" loext:opacity="100%" officeooo:rsid="002f6e18"/>
    </style:style>
    <style:style style:name="T171" style:family="text">
      <style:text-properties fo:color="#000000" loext:opacity="100%" officeooo:rsid="0031047f"/>
    </style:style>
    <style:style style:name="T172" style:family="text">
      <style:text-properties fo:color="#000000" loext:opacity="100%" officeooo:rsid="00386cd6"/>
    </style:style>
    <style:style style:name="T173" style:family="text">
      <style:text-properties fo:color="#000000" loext:opacity="100%" officeooo:rsid="00425146"/>
    </style:style>
    <style:style style:name="T174" style:family="text">
      <style:text-properties fo:color="#000000" loext:opacity="100%" officeooo:rsid="004f4fd7"/>
    </style:style>
    <style:style style:name="T175" style:family="text">
      <style:text-properties fo:color="#000000" loext:opacity="100%" officeooo:rsid="00530c9e"/>
    </style:style>
    <style:style style:name="T176" style:family="text">
      <style:text-properties fo:color="#000000" loext:opacity="100%" officeooo:rsid="0053acd1"/>
    </style:style>
    <style:style style:name="T177" style:family="text">
      <style:text-properties fo:color="#000000" loext:opacity="100%" officeooo:rsid="001d91d9"/>
    </style:style>
    <style:style style:name="T178" style:family="text">
      <style:text-properties fo:color="#000000" loext:opacity="100%" officeooo:rsid="001c6e04"/>
    </style:style>
    <style:style style:name="T179" style:family="text">
      <style:text-properties fo:color="#000000" loext:opacity="100%" officeooo:rsid="001ec6f4"/>
    </style:style>
    <style:style style:name="T180" style:family="text">
      <style:text-properties fo:color="#000000" loext:opacity="100%" officeooo:rsid="0021ae3f"/>
    </style:style>
    <style:style style:name="T181" style:family="text">
      <style:text-properties fo:color="#000000" loext:opacity="100%" officeooo:rsid="005ac6ad"/>
    </style:style>
    <style:style style:name="T182" style:family="text">
      <style:text-properties fo:color="#000000" loext:opacity="100%" officeooo:rsid="005ad40e"/>
    </style:style>
    <style:style style:name="T183" style:family="text">
      <style:text-properties fo:color="#000000" loext:opacity="100%" style:font-name="Futura Std Condensed"/>
    </style:style>
    <style:style style:name="T184" style:family="text">
      <style:text-properties fo:color="#000000" loext:opacity="100%" style:font-name="Futura Std Condensed" officeooo:rsid="002f6e18"/>
    </style:style>
    <style:style style:name="T185" style:family="text">
      <style:text-properties fo:color="#000000" loext:opacity="100%" style:font-name="Futura Std Condensed" style:text-underline-style="none" officeooo:rsid="00f9979f"/>
    </style:style>
    <style:style style:name="T186" style:family="text">
      <style:text-properties fo:color="#000000" loext:opacity="100%" style:font-name="Futura Std Condensed" style:text-underline-style="solid" style:text-underline-width="auto" style:text-underline-color="font-color" officeooo:rsid="0100e0b0"/>
    </style:style>
    <style:style style:name="T187" style:family="text">
      <style:text-properties fo:color="#000000" loext:opacity="100%" officeooo:rsid="008616df"/>
    </style:style>
    <style:style style:name="T188" style:family="text">
      <style:text-properties fo:color="#000000" loext:opacity="100%" officeooo:rsid="00880d2b"/>
    </style:style>
    <style:style style:name="T189" style:family="text">
      <style:text-properties fo:color="#000000" loext:opacity="100%" officeooo:rsid="0018c4ea"/>
    </style:style>
    <style:style style:name="T190" style:family="text">
      <style:text-properties fo:color="#000000" loext:opacity="100%" style:text-underline-style="none" officeooo:rsid="0013b1f0"/>
    </style:style>
    <style:style style:name="T191" style:family="text">
      <style:text-properties fo:color="#000000" loext:opacity="100%" style:text-underline-style="none" officeooo:rsid="000f8f6a"/>
    </style:style>
    <style:style style:name="T192" style:family="text">
      <style:text-properties fo:color="#000000" loext:opacity="100%" style:text-underline-style="none" officeooo:rsid="00271d54"/>
    </style:style>
    <style:style style:name="T193" style:family="text">
      <style:text-properties fo:color="#000000" loext:opacity="100%" style:text-underline-style="none" officeooo:rsid="00ca4724"/>
    </style:style>
    <style:style style:name="T194" style:family="text">
      <style:text-properties fo:color="#000000" loext:opacity="100%" style:text-underline-style="none" officeooo:rsid="00e2218e"/>
    </style:style>
    <style:style style:name="T195" style:family="text">
      <style:text-properties fo:color="#000000" loext:opacity="100%" style:text-underline-style="none" officeooo:rsid="002f6e18"/>
    </style:style>
    <style:style style:name="T196" style:family="text">
      <style:text-properties fo:color="#000000" loext:opacity="100%" style:text-underline-style="none" officeooo:rsid="00e9a091"/>
    </style:style>
    <style:style style:name="T197" style:family="text">
      <style:text-properties fo:color="#000000" loext:opacity="100%" officeooo:rsid="008b52c7"/>
    </style:style>
    <style:style style:name="T198" style:family="text">
      <style:text-properties fo:color="#000000" loext:opacity="100%" officeooo:rsid="008cab49"/>
    </style:style>
    <style:style style:name="T199" style:family="text">
      <style:text-properties fo:color="#000000" loext:opacity="100%" officeooo:rsid="007dbde0"/>
    </style:style>
    <style:style style:name="T200" style:family="text">
      <style:text-properties fo:color="#000000" loext:opacity="100%" officeooo:rsid="0081581d"/>
    </style:style>
    <style:style style:name="T201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202" style:family="text">
      <style:text-properties fo:color="#000000" loext:opacity="100%" officeooo:rsid="0097a307"/>
    </style:style>
    <style:style style:name="T203" style:family="text">
      <style:text-properties fo:color="#000000" loext:opacity="100%" officeooo:rsid="009cb617"/>
    </style:style>
    <style:style style:name="T204" style:family="text">
      <style:text-properties fo:color="#000000" loext:opacity="100%" officeooo:rsid="0058a901"/>
    </style:style>
    <style:style style:name="T205" style:family="text">
      <style:text-properties fo:color="#000000" loext:opacity="100%" officeooo:rsid="00a27b36"/>
    </style:style>
    <style:style style:name="T206" style:family="text">
      <style:text-properties fo:color="#000000" loext:opacity="100%" officeooo:rsid="00a46215"/>
    </style:style>
    <style:style style:name="T207" style:family="text">
      <style:text-properties fo:color="#000000" loext:opacity="100%" fo:font-style="normal" style:text-underline-style="solid" style:text-underline-width="auto" style:text-underline-color="font-color" officeooo:rsid="00c6c72f" style:font-style-asian="normal" style:font-style-complex="normal"/>
    </style:style>
    <style:style style:name="T208" style:family="text">
      <style:text-properties fo:color="#000000" loext:opacity="100%" fo:font-style="normal" style:text-underline-style="solid" style:text-underline-width="auto" style:text-underline-color="font-color" officeooo:rsid="00d87f02" style:font-style-asian="normal" style:font-style-complex="normal"/>
    </style:style>
    <style:style style:name="T209" style:family="text">
      <style:text-properties fo:color="#000000" loext:opacity="100%" officeooo:rsid="004190e1"/>
    </style:style>
    <style:style style:name="T210" style:family="text">
      <style:text-properties fo:color="#000000" loext:opacity="100%" officeooo:rsid="006a92be"/>
    </style:style>
    <style:style style:name="T211" style:family="text">
      <style:text-properties fo:color="#000000" loext:opacity="100%" officeooo:rsid="00c84595"/>
    </style:style>
    <style:style style:name="T212" style:family="text">
      <style:text-properties fo:color="#000000" loext:opacity="100%" officeooo:rsid="00d87f02"/>
    </style:style>
    <style:style style:name="T213" style:family="text">
      <style:text-properties fo:color="#000000" loext:opacity="100%" officeooo:rsid="00d9cd79"/>
    </style:style>
    <style:style style:name="T214" style:family="text">
      <style:text-properties fo:color="#000000" loext:opacity="100%" officeooo:rsid="00dcc94b"/>
    </style:style>
    <style:style style:name="T215" style:family="text">
      <style:text-properties fo:color="#000000" loext:opacity="100%" officeooo:rsid="00de2205"/>
    </style:style>
    <style:style style:name="T216" style:family="text">
      <style:text-properties fo:color="#000000" loext:opacity="100%" officeooo:rsid="00ebffaf"/>
    </style:style>
    <style:style style:name="T217" style:family="text">
      <style:text-properties fo:color="#000000" loext:opacity="100%" officeooo:rsid="00e69496"/>
    </style:style>
    <style:style style:name="T218" style:family="text">
      <style:text-properties fo:color="#000000" loext:opacity="100%" officeooo:rsid="00e83d4d"/>
    </style:style>
    <style:style style:name="T219" style:family="text">
      <style:text-properties fo:color="#000000" loext:opacity="100%" officeooo:rsid="00e4b10a"/>
    </style:style>
    <style:style style:name="T220" style:family="text">
      <style:text-properties fo:color="#000000" loext:opacity="100%" officeooo:rsid="00d7a278"/>
    </style:style>
    <style:style style:name="T221" style:family="text">
      <style:text-properties fo:color="#000000" loext:opacity="100%" officeooo:rsid="00fd7b76"/>
    </style:style>
    <style:style style:name="T222" style:family="text">
      <style:text-properties fo:color="#000000" loext:opacity="100%" officeooo:rsid="00ff1f5e"/>
    </style:style>
    <style:style style:name="T223" style:family="text">
      <style:text-properties fo:color="#000000" loext:opacity="100%" style:text-line-through-style="none" style:text-line-through-type="none" officeooo:rsid="002b15d7"/>
    </style:style>
    <style:style style:name="T224" style:family="text">
      <style:text-properties fo:color="#000000" loext:opacity="100%" style:text-line-through-style="none" style:text-line-through-type="none" officeooo:rsid="010139ec"/>
    </style:style>
    <style:style style:name="T225" style:family="text">
      <style:text-properties fo:color="#000000" loext:opacity="100%" style:text-line-through-style="none" style:text-line-through-type="none" officeooo:rsid="0102d0e2"/>
    </style:style>
    <style:style style:name="T226" style:family="text">
      <style:text-properties officeooo:rsid="0013b1f0"/>
    </style:style>
    <style:style style:name="T227" style:family="text">
      <style:text-properties style:text-underline-style="solid" style:text-underline-width="auto" style:text-underline-color="font-color" officeooo:rsid="0013b1f0"/>
    </style:style>
    <style:style style:name="T228" style:family="text">
      <style:text-properties style:text-underline-style="solid" style:text-underline-width="auto" style:text-underline-color="font-color" officeooo:rsid="001362f7"/>
    </style:style>
    <style:style style:name="T229" style:family="text">
      <style:text-properties style:text-underline-style="solid" style:text-underline-width="auto" style:text-underline-color="font-color" officeooo:rsid="000f8f6a"/>
    </style:style>
    <style:style style:name="T230" style:family="text">
      <style:text-properties style:text-underline-style="solid" style:text-underline-width="auto" style:text-underline-color="font-color" officeooo:rsid="0018c4ea"/>
    </style:style>
    <style:style style:name="T231" style:family="text">
      <style:text-properties style:text-underline-style="solid" style:text-underline-width="auto" style:text-underline-color="font-color" officeooo:rsid="00509422"/>
    </style:style>
    <style:style style:name="T232" style:family="text">
      <style:text-properties style:text-underline-style="solid" style:text-underline-width="auto" style:text-underline-color="font-color" officeooo:rsid="0085f838"/>
    </style:style>
    <style:style style:name="T233" style:family="text">
      <style:text-properties style:text-underline-style="solid" style:text-underline-width="auto" style:text-underline-color="font-color" officeooo:rsid="00880d2b"/>
    </style:style>
    <style:style style:name="T234" style:family="text">
      <style:text-properties style:text-underline-style="solid" style:text-underline-width="auto" style:text-underline-color="font-color" officeooo:rsid="0089ae28"/>
    </style:style>
    <style:style style:name="T235" style:family="text">
      <style:text-properties style:text-underline-style="solid" style:text-underline-width="auto" style:text-underline-color="font-color" officeooo:rsid="008b52c7"/>
    </style:style>
    <style:style style:name="T236" style:family="text">
      <style:text-properties style:text-underline-style="solid" style:text-underline-width="auto" style:text-underline-color="font-color" officeooo:rsid="0097a307"/>
    </style:style>
    <style:style style:name="T237" style:family="text">
      <style:text-properties style:text-underline-style="solid" style:text-underline-width="auto" style:text-underline-color="font-color" officeooo:rsid="00ba16c9"/>
    </style:style>
    <style:style style:name="T238" style:family="text">
      <style:text-properties style:text-underline-style="solid" style:text-underline-width="auto" style:text-underline-color="font-color" officeooo:rsid="00c58f5c"/>
    </style:style>
    <style:style style:name="T239" style:family="text">
      <style:text-properties style:text-underline-style="solid" style:text-underline-width="auto" style:text-underline-color="font-color" officeooo:rsid="00c8527a"/>
    </style:style>
    <style:style style:name="T240" style:family="text">
      <style:text-properties style:text-underline-style="solid" style:text-underline-width="auto" style:text-underline-color="font-color" officeooo:rsid="00d87f02"/>
    </style:style>
    <style:style style:name="T241" style:family="text">
      <style:text-properties style:text-underline-style="solid" style:text-underline-width="auto" style:text-underline-color="font-color" officeooo:rsid="00e2218e"/>
    </style:style>
    <style:style style:name="T242" style:family="text">
      <style:text-properties style:text-underline-style="solid" style:text-underline-width="auto" style:text-underline-color="font-color" officeooo:rsid="00e4b10a"/>
    </style:style>
    <style:style style:name="T243" style:family="text">
      <style:text-properties style:text-underline-style="none"/>
    </style:style>
    <style:style style:name="T244" style:family="text">
      <style:text-properties style:text-underline-style="none" officeooo:rsid="001362f7"/>
    </style:style>
    <style:style style:name="T245" style:family="text">
      <style:text-properties style:text-underline-style="none" officeooo:rsid="0085f838"/>
    </style:style>
    <style:style style:name="T246" style:family="text">
      <style:text-properties officeooo:rsid="0014442c"/>
    </style:style>
    <style:style style:name="T247" style:family="text">
      <style:text-properties officeooo:rsid="00145467"/>
    </style:style>
    <style:style style:name="T248" style:family="text">
      <style:text-properties officeooo:rsid="00155c6b"/>
    </style:style>
    <style:style style:name="T249" style:family="text">
      <style:text-properties officeooo:rsid="0016dd90"/>
    </style:style>
    <style:style style:name="T250" style:family="text">
      <style:text-properties officeooo:rsid="0018c4ea"/>
    </style:style>
    <style:style style:name="T251" style:family="text">
      <style:text-properties officeooo:rsid="001a20db"/>
    </style:style>
    <style:style style:name="T252" style:family="text">
      <style:text-properties officeooo:rsid="001c6e04"/>
    </style:style>
    <style:style style:name="T253" style:family="text">
      <style:text-properties officeooo:rsid="001d91d9"/>
    </style:style>
    <style:style style:name="T254" style:family="text">
      <style:text-properties officeooo:rsid="001ec6f4"/>
    </style:style>
    <style:style style:name="T255" style:family="text">
      <style:text-properties officeooo:rsid="00202faa"/>
    </style:style>
    <style:style style:name="T256" style:family="text">
      <style:text-properties officeooo:rsid="002104e7"/>
    </style:style>
    <style:style style:name="T257" style:family="text">
      <style:text-properties officeooo:rsid="0023e611"/>
    </style:style>
    <style:style style:name="T258" style:family="text">
      <style:text-properties officeooo:rsid="00254600"/>
    </style:style>
    <style:style style:name="T259" style:family="text">
      <style:text-properties officeooo:rsid="002b15d7"/>
    </style:style>
    <style:style style:name="T260" style:family="text">
      <style:text-properties officeooo:rsid="002db9f0"/>
    </style:style>
    <style:style style:name="T261" style:family="text">
      <style:text-properties officeooo:rsid="002f6e18"/>
    </style:style>
    <style:style style:name="T262" style:family="text">
      <style:text-properties fo:color="#2a6099" loext:opacity="100%" officeooo:rsid="005d8a45"/>
    </style:style>
    <style:style style:name="T263" style:family="text">
      <style:text-properties fo:color="#2a6099" loext:opacity="100%" officeooo:rsid="0013b1f0"/>
    </style:style>
    <style:style style:name="T264" style:family="text">
      <style:text-properties fo:color="#2a6099" loext:opacity="100%" officeooo:rsid="00530c9e"/>
    </style:style>
    <style:style style:name="T265" style:family="text">
      <style:text-properties fo:color="#2a6099" loext:opacity="100%" officeooo:rsid="009437be"/>
    </style:style>
    <style:style style:name="T266" style:family="text">
      <style:text-properties fo:color="#2a6099" loext:opacity="100%" officeooo:rsid="00a7cb89"/>
    </style:style>
    <style:style style:name="T267" style:family="text">
      <style:text-properties fo:color="#2a6099" loext:opacity="100%" style:font-name="Futura Std Condensed Light1" officeooo:rsid="00b55d25"/>
    </style:style>
    <style:style style:name="T268" style:family="text">
      <style:text-properties fo:color="#2a6099" loext:opacity="100%" style:font-name="Futura Std Condensed Light1" officeooo:rsid="01002c5e"/>
    </style:style>
    <style:style style:name="T269" style:family="text">
      <style:text-properties officeooo:rsid="0030d81e"/>
    </style:style>
    <style:style style:name="T270" style:family="text">
      <style:text-properties officeooo:rsid="0031047f"/>
    </style:style>
    <style:style style:name="T271" style:family="text">
      <style:text-properties officeooo:rsid="00324fc3"/>
    </style:style>
    <style:style style:name="T272" style:family="text">
      <style:text-properties officeooo:rsid="0035b9c5"/>
    </style:style>
    <style:style style:name="T273" style:family="text">
      <style:text-properties officeooo:rsid="003600f1"/>
    </style:style>
    <style:style style:name="T274" style:family="text">
      <style:text-properties style:font-name="Futura Std Condensed" officeooo:rsid="004190e1"/>
    </style:style>
    <style:style style:name="T275" style:family="text">
      <style:text-properties officeooo:rsid="004190e1"/>
    </style:style>
    <style:style style:name="T276" style:family="text">
      <style:text-properties officeooo:rsid="0048922a"/>
    </style:style>
    <style:style style:name="T277" style:family="text">
      <style:text-properties officeooo:rsid="002c96b5"/>
    </style:style>
    <style:style style:name="T278" style:family="text">
      <style:text-properties officeooo:rsid="004a78a6"/>
    </style:style>
    <style:style style:name="T279" style:family="text">
      <style:text-properties officeooo:rsid="004b5574"/>
    </style:style>
    <style:style style:name="T280" style:family="text">
      <style:text-properties officeooo:rsid="004e68bd"/>
    </style:style>
    <style:style style:name="T281" style:family="text">
      <style:text-properties officeooo:rsid="004f4fd7"/>
    </style:style>
    <style:style style:name="T282" style:family="text">
      <style:text-properties officeooo:rsid="004f7ac0"/>
    </style:style>
    <style:style style:name="T283" style:family="text">
      <style:text-properties officeooo:rsid="004ffb0c"/>
    </style:style>
    <style:style style:name="T284" style:family="text">
      <style:text-properties officeooo:rsid="00509422"/>
    </style:style>
    <style:style style:name="T285" style:family="text">
      <style:text-properties style:font-name="Futura Std Condensed Light1" fo:font-size="16pt" style:text-underline-style="none" officeooo:rsid="00509422" style:font-size-asian="16pt" style:font-size-complex="16pt"/>
    </style:style>
    <style:style style:name="T286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287" style:family="text">
      <style:text-properties style:font-name="Futura Std Condensed Light1" fo:font-size="16pt" style:text-underline-style="none" officeooo:rsid="005b997c" style:font-size-asian="16pt" style:font-size-complex="16pt"/>
    </style:style>
    <style:style style:name="T288" style:family="text">
      <style:text-properties style:font-name="Futura Std Condensed Light1" fo:font-size="18pt" style:font-size-asian="18pt" style:font-size-complex="18pt"/>
    </style:style>
    <style:style style:name="T289" style:family="text">
      <style:text-properties officeooo:rsid="005170e5"/>
    </style:style>
    <style:style style:name="T290" style:family="text">
      <style:text-properties fo:color="#3465a4" loext:opacity="100%"/>
    </style:style>
    <style:style style:name="T291" style:family="text">
      <style:text-properties fo:color="#3465a4" loext:opacity="100%" style:font-name="Futura Std Condensed" officeooo:rsid="0057759a"/>
    </style:style>
    <style:style style:name="T292" style:family="text">
      <style:text-properties fo:color="#3465a4" loext:opacity="100%" style:font-name="Futura Std Condensed" officeooo:rsid="00de2205"/>
    </style:style>
    <style:style style:name="T293" style:family="text">
      <style:text-properties fo:color="#3465a4" loext:opacity="100%" style:font-name="Futura Std Condensed" style:text-underline-style="none" officeooo:rsid="00ebffaf"/>
    </style:style>
    <style:style style:name="T294" style:family="text">
      <style:text-properties fo:color="#3465a4" loext:opacity="100%" style:font-name="Futura Std Condensed" style:text-underline-style="none" officeooo:rsid="00ef6c52"/>
    </style:style>
    <style:style style:name="T295" style:family="text">
      <style:text-properties fo:color="#3465a4" loext:opacity="100%" officeooo:rsid="00d46de4"/>
    </style:style>
    <style:style style:name="T296" style:family="text">
      <style:text-properties fo:color="#3465a4" loext:opacity="100%" officeooo:rsid="00d87f02"/>
    </style:style>
    <style:style style:name="T297" style:family="text">
      <style:text-properties fo:color="#3465a4" loext:opacity="100%" officeooo:rsid="0102d0e2"/>
    </style:style>
    <style:style style:name="T298" style:family="text">
      <style:text-properties officeooo:rsid="00530c9e"/>
    </style:style>
    <style:style style:name="T299" style:family="text">
      <style:text-properties officeooo:rsid="005a3f3b"/>
    </style:style>
    <style:style style:name="T300" style:family="text">
      <style:text-properties officeooo:rsid="005ad40e"/>
    </style:style>
    <style:style style:name="T301" style:family="text">
      <style:text-properties officeooo:rsid="005b5999"/>
    </style:style>
    <style:style style:name="T302" style:family="text">
      <style:text-properties officeooo:rsid="005c7fa8"/>
    </style:style>
    <style:style style:name="T303" style:family="text">
      <style:text-properties officeooo:rsid="0058a901"/>
    </style:style>
    <style:style style:name="T304" style:family="text">
      <style:text-properties officeooo:rsid="005d8a45"/>
    </style:style>
    <style:style style:name="T305" style:family="text">
      <style:text-properties officeooo:rsid="00608b0f"/>
    </style:style>
    <style:style style:name="T306" style:family="text">
      <style:text-properties fo:font-size="16pt" style:text-underline-style="none" style:font-size-asian="16pt" style:font-size-complex="16pt"/>
    </style:style>
    <style:style style:name="T307" style:family="text">
      <style:text-properties fo:font-size="16pt" style:text-underline-style="none" officeooo:rsid="00c56511" style:font-size-asian="16pt" style:font-size-complex="16pt"/>
    </style:style>
    <style:style style:name="T308" style:family="text">
      <style:text-properties officeooo:rsid="006ff937"/>
    </style:style>
    <style:style style:name="T309" style:family="text">
      <style:text-properties style:font-name="Futura Std Condensed Light" fo:font-size="18pt" style:font-size-asian="18pt" style:font-size-complex="18pt"/>
    </style:style>
    <style:style style:name="T310" style:family="text">
      <style:text-properties style:font-name="Futura Std Condensed Light" fo:font-size="18pt" officeooo:rsid="0071cc19" style:font-size-asian="18pt" style:font-size-complex="18pt"/>
    </style:style>
    <style:style style:name="T311" style:family="text">
      <style:text-properties officeooo:rsid="00757a7e"/>
    </style:style>
    <style:style style:name="T312" style:family="text">
      <style:text-properties officeooo:rsid="007cce26"/>
    </style:style>
    <style:style style:name="T313" style:family="text">
      <style:text-properties officeooo:rsid="007dbde0"/>
    </style:style>
    <style:style style:name="T314" style:family="text">
      <style:text-properties officeooo:rsid="007f1654"/>
    </style:style>
    <style:style style:name="T315" style:family="text">
      <style:text-properties officeooo:rsid="00811ecb"/>
    </style:style>
    <style:style style:name="T316" style:family="text">
      <style:text-properties officeooo:rsid="0081581d"/>
    </style:style>
    <style:style style:name="T317" style:family="text">
      <style:text-properties officeooo:rsid="0089ae28"/>
    </style:style>
    <style:style style:name="T318" style:family="text">
      <style:text-properties officeooo:rsid="008b52c7"/>
    </style:style>
    <style:style style:name="T319" style:family="text">
      <style:text-properties officeooo:rsid="008bfe80"/>
    </style:style>
    <style:style style:name="T320" style:family="text">
      <style:text-properties officeooo:rsid="009437be"/>
    </style:style>
    <style:style style:name="T321" style:family="text">
      <style:text-properties officeooo:rsid="0096314b"/>
    </style:style>
    <style:style style:name="T322" style:family="text">
      <style:text-properties fo:color="#00a933" loext:opacity="100%" style:text-underline-style="solid" style:text-underline-width="auto" style:text-underline-color="font-color" officeooo:rsid="001a20db"/>
    </style:style>
    <style:style style:name="T323" style:family="text">
      <style:text-properties fo:color="#00a933" loext:opacity="100%" style:text-underline-style="solid" style:text-underline-width="auto" style:text-underline-color="font-color" officeooo:rsid="0089ae28"/>
    </style:style>
    <style:style style:name="T324" style:family="text">
      <style:text-properties fo:color="#00a933" loext:opacity="100%" style:text-underline-style="solid" style:text-underline-width="auto" style:text-underline-color="font-color" officeooo:rsid="008b52c7"/>
    </style:style>
    <style:style style:name="T325" style:family="text">
      <style:text-properties fo:color="#00a933" loext:opacity="100%" style:text-underline-style="solid" style:text-underline-width="auto" style:text-underline-color="font-color" officeooo:rsid="0018c4ea"/>
    </style:style>
    <style:style style:name="T326" style:family="text">
      <style:text-properties fo:color="#00a933" loext:opacity="100%" style:text-underline-style="solid" style:text-underline-width="auto" style:text-underline-color="font-color" officeooo:rsid="001362f7"/>
    </style:style>
    <style:style style:name="T327" style:family="text">
      <style:text-properties fo:color="#00a933" loext:opacity="100%" style:text-underline-style="solid" style:text-underline-width="auto" style:text-underline-color="font-color" officeooo:rsid="00c58f5c"/>
    </style:style>
    <style:style style:name="T328" style:family="text">
      <style:text-properties fo:color="#00a933" loext:opacity="100%" style:text-underline-style="solid" style:text-underline-width="auto" style:text-underline-color="font-color" officeooo:rsid="00ca4724"/>
    </style:style>
    <style:style style:name="T329" style:family="text">
      <style:text-properties fo:color="#00a933" loext:opacity="100%" officeooo:rsid="0089ae28"/>
    </style:style>
    <style:style style:name="T330" style:family="text">
      <style:text-properties fo:color="#00a933" loext:opacity="100%" officeooo:rsid="00d87f02"/>
    </style:style>
    <style:style style:name="T331" style:family="text">
      <style:text-properties fo:color="#00a933" loext:opacity="100%" officeooo:rsid="00ef6c52"/>
    </style:style>
    <style:style style:name="T332" style:family="text">
      <style:text-properties officeooo:rsid="0098f5b4"/>
    </style:style>
    <style:style style:name="T333" style:family="text">
      <style:text-properties officeooo:rsid="0099caad"/>
    </style:style>
    <style:style style:name="T334" style:family="text">
      <style:text-properties officeooo:rsid="00a0f062"/>
    </style:style>
    <style:style style:name="T335" style:family="text">
      <style:text-properties officeooo:rsid="00ab2570"/>
    </style:style>
    <style:style style:name="T336" style:family="text">
      <style:text-properties fo:color="#158466" loext:opacity="100%"/>
    </style:style>
    <style:style style:name="T337" style:family="text">
      <style:text-properties fo:color="#158466" loext:opacity="100%" officeooo:rsid="00ae7c16"/>
    </style:style>
    <style:style style:name="T338" style:family="text">
      <style:text-properties fo:color="#158466" loext:opacity="100%" style:font-name="Futura Std Condensed" officeooo:rsid="00b3984f"/>
    </style:style>
    <style:style style:name="T339" style:family="text">
      <style:text-properties officeooo:rsid="00b8d8fd"/>
    </style:style>
    <style:style style:name="T340" style:family="text">
      <style:text-properties fo:color="#808080" loext:opacity="100%" officeooo:rsid="00a7cb89"/>
    </style:style>
    <style:style style:name="T341" style:family="text">
      <style:text-properties fo:color="#808080" loext:opacity="100%" style:font-name="Futura Std Condensed" officeooo:rsid="00a46215"/>
    </style:style>
    <style:style style:name="T342" style:family="text">
      <style:text-properties fo:color="#808080" loext:opacity="100%" officeooo:rsid="00a46215"/>
    </style:style>
    <style:style style:name="T343" style:family="text">
      <style:text-properties fo:color="#808080" loext:opacity="100%" fo:font-weight="bold" officeooo:rsid="00a46215" style:font-weight-asian="bold" style:font-weight-complex="bold"/>
    </style:style>
    <style:style style:name="T344" style:family="text">
      <style:text-properties fo:color="#808080" loext:opacity="100%" officeooo:rsid="00dcc94b"/>
    </style:style>
    <style:style style:name="T345" style:family="text">
      <style:text-properties fo:color="#808080" loext:opacity="100%" officeooo:rsid="00e9a091"/>
    </style:style>
    <style:style style:name="T346" style:family="text">
      <style:text-properties officeooo:rsid="00c28cba"/>
    </style:style>
    <style:style style:name="T347" style:family="text">
      <style:text-properties officeooo:rsid="00c58f5c"/>
    </style:style>
    <style:style style:name="T348" style:family="text">
      <style:text-properties officeooo:rsid="00c8a72c"/>
    </style:style>
    <style:style style:name="T349" style:family="text">
      <style:text-properties officeooo:rsid="00ca4724"/>
    </style:style>
    <style:style style:name="T350" style:family="text">
      <style:text-properties officeooo:rsid="00cb7f5f"/>
    </style:style>
    <style:style style:name="T351" style:family="text">
      <style:text-properties officeooo:rsid="00d287be"/>
    </style:style>
    <style:style style:name="T352" style:family="text">
      <style:text-properties officeooo:rsid="00d67541"/>
    </style:style>
    <style:style style:name="T353" style:family="text">
      <style:text-properties officeooo:rsid="00d87f02"/>
    </style:style>
    <style:style style:name="T354" style:family="text">
      <style:text-properties fo:font-size="18pt" officeooo:rsid="00c56511" style:font-size-asian="18pt" style:font-size-complex="18pt"/>
    </style:style>
    <style:style style:name="T355" style:family="text">
      <style:text-properties fo:font-size="18pt" officeooo:rsid="00c84595" style:font-size-asian="18pt" style:font-size-complex="18pt"/>
    </style:style>
    <style:style style:name="T356" style:family="text">
      <style:text-properties fo:font-size="18pt" officeooo:rsid="00c28cba" style:font-size-asian="18pt" style:font-size-complex="18pt"/>
    </style:style>
    <style:style style:name="T357" style:family="text">
      <style:text-properties fo:font-size="18pt" officeooo:rsid="00c3b924" style:font-size-asian="18pt" style:font-size-complex="18pt"/>
    </style:style>
    <style:style style:name="T358" style:family="text">
      <style:text-properties officeooo:rsid="007b6d21"/>
    </style:style>
    <style:style style:name="T359" style:family="text">
      <style:text-properties officeooo:rsid="00dcc94b"/>
    </style:style>
    <style:style style:name="T360" style:family="text">
      <style:text-properties officeooo:rsid="00e112ed"/>
    </style:style>
    <style:style style:name="T361" style:family="text">
      <style:text-properties officeooo:rsid="00e2218e"/>
    </style:style>
    <style:style style:name="T362" style:family="text">
      <style:text-properties officeooo:rsid="00e4b10a"/>
    </style:style>
    <style:style style:name="T363" style:family="text">
      <style:text-properties officeooo:rsid="00e707e0"/>
    </style:style>
    <style:style style:name="T364" style:family="text">
      <style:text-properties officeooo:rsid="00e86cd5"/>
    </style:style>
    <style:style style:name="T365" style:family="text">
      <style:text-properties officeooo:rsid="00e9a091"/>
    </style:style>
    <style:style style:name="T366" style:family="text">
      <style:text-properties officeooo:rsid="00ebffaf"/>
    </style:style>
    <style:style style:name="T367" style:family="text">
      <style:text-properties officeooo:rsid="00f77c78"/>
    </style:style>
    <style:style style:name="T368" style:family="text">
      <style:text-properties officeooo:rsid="00fa6c72"/>
    </style:style>
    <style:style style:name="T369" style:family="text">
      <style:text-properties officeooo:rsid="0102d0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Kindergarten Massaker</text:p>
      <text:p text:style-name="P1"/>
      <text:p text:style-name="P1"/>
      <text:p text:style-name="P1"/>
      <text:p text:style-name="P2">Pitch</text:p>
      <text:p text:style-name="P21"/>
      <text:p text:style-name="P38"><text:span text:style-name="T4"><text:tab/></text:span><text:span text:style-name="T282">P</text:span><text:span text:style-name="T4">eaceful Alien</text:span> <text:span text:style-name="T332">l</text:span>and<text:span text:style-name="T3">s</text:span> in a Kindergarten. Kids are coming from everywhere. More and more. They tend to surround the <text:span text:style-name="T3">Alien</text:span> <text:span text:style-name="T280">a</text:span><text:span text:style-name="T4">nd they want “blood”! </text:span><text:span text:style-name="T353">The </text:span><text:span text:style-name="T260">Alien</text:span> has to avoid <text:span text:style-name="T1">kids</text:span> in order to survive. Everything’s seen through a surveillance<text:span text:style-name="T260"> </text:span>cam <text:span text:style-name="T1">t</text:span>hat gets buggier and buggier up to the point <text:span text:style-name="T1">that</text:span> it shuts down. End of game?</text:p>
      <text:p text:style-name="P5">Gameplay (more or less)</text:p>
      <text:p text:style-name="P21"/>
      <text:p text:style-name="P27"><text:tab/><text:span text:style-name="T246">The game will be a</text:span><text:span text:style-name="T20"> </text:span><text:span text:style-name="T23">Top Down Shooter</text:span><text:span text:style-name="T143"> in </text:span><text:span text:style-name="T20">2D pixel art</text:span><text:span text:style-name="T246"> </text:span><text:span text:style-name="T256">style</text:span><text:span text:style-name="T246">.</text:span></text:p>
      <text:p text:style-name="P22"/>
      <text:p text:style-name="P22"><text:tab/>The game will<text:span text:style-name="T226"> </text:span>be in <text:span text:style-name="T6">German</text:span> (just because the title rocks in German).</text:p>
      <text:p text:style-name="P22"/>
      <text:p text:style-name="P26"><text:tab/><text:span text:style-name="T30">1 player versus CPU</text:span><text:span text:style-name="T169">.</text:span></text:p>
      <text:p text:style-name="P22"/>
      <text:p text:style-name="P26"><text:tab/><text:span text:style-name="T35">1 difficulty level</text:span><text:span text:style-name="T169">.</text:span></text:p>
      <text:p text:style-name="P34"/>
      <text:p text:style-name="P34"><text:tab/><text:span text:style-name="T246">One</text:span> game last<text:span text:style-name="T254">s</text:span> <text:span text:style-name="T226">up to</text:span> <text:span text:style-name="T13">1 minute</text:span> (or a bit more <text:span text:style-name="T226">with luck as player will become “blind” at some point</text:span>). <text:span text:style-name="T283">Well. As long as the Alien can survive, the game isn’t over but considering that </text:span><text:span text:style-name="T299">after </text:span><text:span text:style-name="T283">about 1 minute the screen </text:span><text:span text:style-name="T320">gets</text:span><text:span text:style-name="T283"> black, I don’t think the game will last very long </text:span><text:span text:style-name="T320">after that</text:span><text:span text:style-name="T283">...</text:span></text:p>
      <text:p text:style-name="P23"/>
      <text:p text:style-name="P23"><text:tab/><text:span text:style-name="T8">The only thing that will be recorded is HOW LONG YOU SURVIVE</text:span><text:span text:style-name="T9">D</text:span><text:span text:style-name="T8">! (only the best </text:span><text:span text:style-name="T10">time</text:span><text:span text:style-name="T8">)</text:span><text:span text:style-name="T125">.</text:span><text:span text:style-name="T263"> </text:span><text:span text:style-name="T275">We’ll give the length of the game but</text:span><text:span text:style-name="T209"> </text:span><text:span text:style-name="T210">(</text:span><text:span text:style-name="T209">if it doesn’t break the record, then</text:span><text:span text:style-name="T210">)</text:span><text:span text:style-name="T209"> </text:span><text:span text:style-name="T275">“</text:span><text:span text:style-name="T274">it’ll be lost for ever like tears in the rain!</text:span><text:span text:style-name="T275">” </text:span><text:span text:style-name="T296">This means that we’ll have to write something in a file on the computer… Is that a good idea (probably not)?</text:span></text:p>
      <text:p text:style-name="P23"/>
      <text:p text:style-name="P23"><text:tab/><text:span text:style-name="T19">Nothing to gather</text:span><text:span text:style-name="T226">: no bonus, </text:span><text:span text:style-name="T280">no health, </text:span><text:span text:style-name="T226">no money, no points, </text:span><text:span text:style-name="T246">no weapon, no armor, </text:span><text:span text:style-name="T226">no nothing!</text:span></text:p>
      <text:p text:style-name="P23"/>
      <text:p text:style-name="P23"><text:tab/><text:span text:style-name="T39">“</text:span><text:span text:style-name="T41">C</text:span><text:span text:style-name="T42">ontact” with</text:span><text:span text:style-name="T43"> </text:span><text:span text:style-name="T41">enemies</text:span><text:span text:style-name="T43"> </text:span><text:span text:style-name="T42">deals </text:span><text:span text:style-name="T41">no </text:span><text:span text:style-name="T42">damage, </text:span><text:span text:style-name="T44">only </text:span><text:span text:style-name="T45">physical attacks/</text:span><text:span text:style-name="T44">projectiles/</text:span><text:span text:style-name="T46">weapons</text:span><text:span text:style-name="T44"> do.</text:span></text:p>
      <text:p text:style-name="P23"/>
      <text:p text:style-name="P23"><text:span text:style-name="T54"><text:tab/></text:span><text:span text:style-name="T71">The Alien is invulnerable for the first </text:span><text:span text:style-name="T94">2</text:span><text:span text:style-name="T71"> seconds </text:span><text:span text:style-name="T79">of the game (</text:span><text:span text:style-name="T94">and/or after using Second Life talent</text:span><text:span text:style-name="T79">) “</text:span><text:span text:style-name="T94">flashing” </text:span><text:span text:style-name="T98">transparent</text:span><text:span text:style-name="T71">!</text:span></text:p>
      <text:p text:style-name="P23"><text:span text:style-name="T71"><text:tab/></text:span><text:span text:style-name="T94">While invulnerable, the alien can’t use his talent...</text:span></text:p>
      <text:p text:style-name="P96"><text:span text:style-name="T334">The </text:span>Alien</text:p>
      <text:p text:style-name="P97"/>
      <text:p text:style-name="P50"><text:span text:style-name="T320">The</text:span> <text:span text:style-name="T320">A</text:span>lien<text:span text:style-name="T320">s</text:span> <text:span text:style-name="T320">have</text:span> <text:span text:style-name="T299">female </text:span>German old fashioned name<text:span text:style-name="T320">s</text:span>: <text:span text:style-name="T320">the player’s Alien is called </text:span><text:span text:style-name="T79">Brünhild</text:span><text:span text:style-name="T320">, the other one at the teleportation desk is called </text:span><text:span text:style-name="T79">Gudrun</text:span><text:span text:style-name="T211"> </text:span><text:span text:style-name="T216">and the Great Tependicular’s name is </text:span><text:span text:style-name="T101">Hildegard</text:span>!</text:p>
      <text:p text:style-name="P35"/>
      <text:p text:style-name="P104"><text:span text:style-name="T146">The </text:span><text:span text:style-name="T155">A</text:span><text:span text:style-name="T145">lien </text:span><text:span text:style-name="T154">has</text:span><text:span text:style-name="T272"> 1000 hit points (HP)</text:span><text:span text:style-name="T145">.</text:span></text:p>
      <text:p text:style-name="P37"/>
      <text:p text:style-name="P43"><text:tab/><text:span text:style-name="T320">The</text:span><text:span text:style-name="T257"> Alien has</text:span><text:span text:style-name="T4"> </text:span><text:span text:style-name="T14">1</text:span><text:span text:style-name="T13"> defensive </text:span><text:span text:style-name="T20">skill</text:span><text:span text:style-name="T142"> </text:span><text:span text:style-name="T198">to choose </text:span><text:span text:style-name="T215">(</text:span><text:span text:style-name="T292">*: visible in the “demo”</text:span><text:span text:style-name="T293"> / </text:span><text:span text:style-name="T294">**: nothing needed</text:span><text:span text:style-name="T215">)</text:span>:</text:p>
      <text:p text:style-name="P37"/>
      <text:p text:style-name="P39"><text:tab/>- <text:span text:style-name="T13">Random teleportation</text:span><text:span text:style-name="T292">*</text:span><text:span text:style-name="T183"> </text:span><text:span text:style-name="T189">(</text:span><text:span text:style-name="T324">cooldown: </text:span><text:span text:style-name="T328">10</text:span><text:span text:style-name="T324"> seconds</text:span><text:span text:style-name="T189">). </text:span><text:span text:style-name="T213">Available teleportation points are defined in the Background.tscn.</text:span></text:p>
      <text:p text:style-name="P42"><text:tab/>- <text:span text:style-name="T13">Dash</text:span><text:span text:style-name="T292">*</text:span> <text:span text:style-name="T2">(</text:span><text:span text:style-name="T229">pass through </text:span><text:span text:style-name="T227">kids and attacks</text:span><text:span text:style-name="T190"> – </text:span><text:span text:style-name="T324">cooldown: 15 seconds</text:span><text:span text:style-name="T2">).</text:span></text:p>
      <text:p text:style-name="P42"><text:tab/>- <text:span text:style-name="T13">Repulsive “</text:span><text:span text:style-name="T15">explosions”</text:span><text:span text:style-name="T292">*</text:span><text:span text:style-name="T123"> </text:span><text:span text:style-name="T124">(repulsive effect </text:span><text:span text:style-name="T125">only on kids </text:span><text:span text:style-name="T123">–</text:span><text:span text:style-name="T125"> </text:span><text:span text:style-name="T127">not the </text:span><text:span text:style-name="T141">ranged </text:span><text:span text:style-name="T127">attacks</text:span><text:span text:style-name="T190"> – </text:span><text:span text:style-name="T324">cooldown: 10 seconds</text:span><text:span text:style-name="T124">).</text:span></text:p>
      <text:p text:style-name="P42"><text:tab/>- <text:span text:style-name="T13">Freezing </text:span><text:span text:style-name="T16">“</text:span><text:span text:style-name="T59">shock wave”</text:span><text:span text:style-name="T292">*</text:span><text:span text:style-name="T17"> </text:span><text:span text:style-name="T124">(</text:span><text:span text:style-name="T135">Freezes nearby enemies for </text:span><text:span text:style-name="T136">4</text:span><text:span text:style-name="T135"> seconds</text:span><text:span text:style-name="T190"> </text:span><text:span text:style-name="T191">–</text:span><text:span text:style-name="T190"> </text:span><text:span text:style-name="T127">not the </text:span><text:span text:style-name="T141">ranged attacks</text:span><text:span text:style-name="T190"> – </text:span><text:span text:style-name="T324">cooldown: 15 seconds</text:span><text:span text:style-name="T124">).</text:span></text:p>
      <text:p text:style-name="P44"><text:tab/>- <text:span text:style-name="T18">Quick r</text:span><text:span text:style-name="T17">unner</text:span><text:span text:style-name="T294">**</text:span><text:span text:style-name="T17"> </text:span><text:span text:style-name="T124">(</text:span><text:span text:style-name="T202">runs</text:span><text:span text:style-name="T188"> 2</text:span><text:span text:style-name="T197">0</text:span><text:span text:style-name="T188">% faster – </text:span><text:span text:style-name="T326">permanent</text:span><text:span text:style-name="T124">). </text:span><text:span text:style-name="T140">It means </text:span><text:span text:style-name="T47">increasing fps</text:span><text:span text:style-name="T140"> or </text:span><text:span text:style-name="T47">m/s</text:span><text:span text:style-name="T140">.</text:span></text:p>
      <text:p text:style-name="P42"><text:tab/>- <text:span text:style-name="T15">Force </text:span><text:span text:style-name="T59">f</text:span><text:span text:style-name="T15">ield</text:span><text:span text:style-name="T292">*</text:span><text:span text:style-name="T123"> </text:span><text:span text:style-name="T124">(repulsive effect </text:span><text:span text:style-name="T187">for </text:span><text:span text:style-name="T188">6</text:span><text:span text:style-name="T187"> seconds</text:span><text:span text:style-name="T125"> on </text:span><text:span text:style-name="T139">ranged attacks</text:span><text:span text:style-name="T190"> – </text:span><text:span text:style-name="T324">cooldown: 10 seconds</text:span><text:span text:style-name="T124">).</text:span></text:p>
      <text:p text:style-name="P42"><text:tab/>- <text:span text:style-name="T15">Time stop</text:span><text:span text:style-name="T292">*</text:span><text:span text:style-name="T15"> </text:span><text:span text:style-name="T124">(affects </text:span><text:span text:style-name="T135">everything </text:span><text:span text:style-name="T207">(except </text:span><text:span text:style-name="T208">the Alien</text:span><text:span text:style-name="T207">)</text:span><text:span text:style-name="T135"> for 3 seconds</text:span><text:span text:style-name="T190"> – </text:span><text:span text:style-name="T324">cooldown: 20 seconds</text:span><text:span text:style-name="T125">).</text:span></text:p>
      <text:p text:style-name="P43"><text:tab/>- <text:span text:style-name="T18">Mirror images</text:span><text:span text:style-name="T292">*</text:span><text:span text:style-name="T121"> (</text:span><text:span text:style-name="T235">3</text:span><text:span text:style-name="T228"> </text:span><text:span text:style-name="T236">i</text:span><text:span text:style-name="T235">nvulnerable </text:span><text:span text:style-name="T233">copies </text:span><text:span text:style-name="T236">of the Alien</text:span><text:span text:style-name="T121"> </text:span><text:span text:style-name="T349">appear (“flashing” </text:span><text:span text:style-name="T361">transparent</text:span><text:span text:style-name="T349"> for 1 frame) and </text:span><text:span text:style-name="T121">start </text:span><text:span text:style-name="T319">running</text:span><text:span text:style-name="T121"> in random directions from the player attracting closest kids for </text:span><text:span text:style-name="T232">3</text:span><text:span text:style-name="T228"> seconds</text:span><text:span text:style-name="T244"> </text:span><text:span text:style-name="T245">then disappear</text:span><text:span text:style-name="T190"> </text:span><text:span text:style-name="T193">(“flashing” </text:span><text:span text:style-name="T194">transparent</text:span><text:span text:style-name="T193"> for 1 frame) </text:span><text:span text:style-name="T190">– </text:span><text:span text:style-name="T324">cooldown: 1</text:span><text:span text:style-name="T327">5</text:span><text:span text:style-name="T324"> seconds</text:span><text:span text:style-name="T121">).</text:span></text:p>
      <text:p text:style-name="P44"><text:tab/>- <text:span text:style-name="T24">Dodger</text:span><text:span text:style-name="T294">**</text:span><text:span text:style-name="T250"> (hit box </text:span><text:span text:style-name="T281">size </text:span><text:span text:style-name="T250">reduced</text:span><text:span text:style-name="T124"> </text:span><text:span text:style-name="T188">by 2</text:span><text:span text:style-name="T197">0</text:span><text:span text:style-name="T188">% </text:span><text:span text:style-name="T124">– </text:span><text:span text:style-name="T325">permanent</text:span><text:span text:style-name="T250">).</text:span></text:p>
      <text:p text:style-name="P42"><text:tab/>- <text:span text:style-name="T24">Invisible</text:span><text:span text:style-name="T292">*</text:span><text:span text:style-name="T250"> (makes </text:span><text:span text:style-name="T230">enemies go away </text:span><text:span text:style-name="T234">as if the Alien wasn’t here</text:span><text:span text:style-name="T250"> for </text:span><text:span text:style-name="T347">4</text:span><text:span text:style-name="T250"> seconds</text:span><text:span text:style-name="T190"> – </text:span><text:span text:style-name="T324">cooldown: </text:span><text:span text:style-name="T327">20</text:span><text:span text:style-name="T324"> seconds</text:span><text:span text:style-name="T250">).</text:span></text:p>
      <text:p text:style-name="P42"><text:tab/>- <text:span text:style-name="T24">Shield</text:span><text:span text:style-name="T292">*</text:span><text:span text:style-name="T250"> (</text:span><text:span text:style-name="T231">invulnerable to </text:span><text:span text:style-name="T237">hand-to-hand</text:span><text:span text:style-name="T234"> </text:span><text:span text:style-name="T231">attack</text:span><text:span text:style-name="T237">s</text:span><text:span text:style-name="T234"> for </text:span><text:span text:style-name="T238">3</text:span><text:span text:style-name="T234"> seconds</text:span><text:span text:style-name="T190"> – </text:span><text:span text:style-name="T324">cooldown: 10 seconds</text:span><text:span text:style-name="T250">).</text:span></text:p>
      <text:p text:style-name="P51"><text:tab/>- <text:span text:style-name="T13">Second life</text:span><text:span text:style-name="T294">**</text:span> (restart with <text:span text:style-name="T321">300 HP</text:span> from where the <text:span text:style-name="T349">Alien</text:span><text:span text:style-name="T312"> died – </text:span><text:span text:style-name="T329">only 1 time</text:span>). <text:span text:style-name="T353">No teleportation at the restart. The enemies resume doing their things. The alien stays dead for 2 seconds then revive “flashing” </text:span><text:span text:style-name="T361">transparent</text:span><text:span text:style-name="T353"> for 1 frame.</text:span></text:p>
      <text:p text:style-name="P44"><text:tab/>- <text:span text:style-name="T24">Healthy</text:span><text:span text:style-name="T294">**</text:span><text:span text:style-name="T250"> (</text:span><text:span text:style-name="T281">2</text:span><text:span text:style-name="T318">0</text:span><text:span text:style-name="T281">% </text:span><text:span text:style-name="T250">more hit points – </text:span><text:span text:style-name="T323">permanent</text:span><text:span text:style-name="T250">).</text:span></text:p>
      <text:p text:style-name="P44"><text:tab/>- <text:span text:style-name="T25">Regeneration</text:span><text:span text:style-name="T294">**</text:span><text:span text:style-name="T251"> (</text:span><text:span text:style-name="T321">5</text:span><text:span text:style-name="T317"> hp per second – </text:span><text:span text:style-name="T322">permanent</text:span><text:span text:style-name="T251">).</text:span></text:p>
      <text:p text:style-name="P44"><text:tab/>- <text:span text:style-name="T26">Hand to hand </text:span><text:span text:style-name="T75">specialist</text:span><text:span text:style-name="T294">**</text:span><text:span text:style-name="T252"> (50% damage from short range but 200% damage from long range – </text:span><text:span text:style-name="T323">permanent</text:span><text:span text:style-name="T252">).</text:span></text:p>
      <text:p text:style-name="P44"><text:tab/>- <text:span text:style-name="T26">Ranged </text:span><text:span text:style-name="T33">fighting </text:span><text:span text:style-name="T75">expert</text:span><text:span text:style-name="T294">**</text:span><text:span text:style-name="T252"> (50% damage from long range but 200% damage from short range – </text:span><text:span text:style-name="T323">permanent</text:span><text:span text:style-name="T252">).</text:span></text:p>
      <text:p text:style-name="P44"><text:tab/>- <text:span text:style-name="T7">None!</text:span><text:span text:style-name="T294">**</text:span><text:span text:style-name="T7"> </text:span><text:span text:style-name="T198">(</text:span><text:span text:style-name="T330">permanen</text:span><text:span text:style-name="T331">t!</text:span><text:span text:style-name="T198">)</text:span></text:p>
      <text:p text:style-name="P43"><text:soft-page-break/><text:span text:style-name="T358"><text:tab/>- </text:span><text:span text:style-name="T97">Der Techniker</text:span><text:span text:style-name="T292">*</text:span><text:span text:style-name="T358"> (</text:span><text:span text:style-name="T359">hidden talent to unlock (</text:span><text:span text:style-name="T344">see condition </text:span><text:span text:style-name="T345">at the end</text:span><text:span text:style-name="T359">)</text:span><text:span text:style-name="T312"> – </text:span><text:span text:style-name="T329">only 1 time</text:span><text:span text:style-name="T358">).</text:span><text:span text:style-name="T353"> </text:span><text:span text:style-name="T359">Resets the game overlay shader values </text:span><text:span text:style-name="T366">(and restart its animation!)</text:span><text:span text:style-name="T353">. </text:span><text:span text:style-name="T365">This allows a longer game leading to more kids...</text:span></text:p>
      <text:p text:style-name="P41"/>
      <text:p text:style-name="P42"><text:span text:style-name="T198"><text:tab/></text:span><text:span text:style-name="T213">Shaders are </text:span><text:span text:style-name="T96">never</text:span><text:span text:style-name="T213"> affected by talents </text:span><text:span text:style-name="T214">(except for </text:span><text:span text:style-name="T215">Der Techniker</text:span><text:span text:style-name="T214">)</text:span><text:span text:style-name="T213">!</text:span></text:p>
      <text:p text:style-name="P37"/>
      <text:p text:style-name="P37"><text:tab/><text:span text:style-name="T31">S</text:span><text:span text:style-name="T27">kill cooldown is shown by the sprite outline color</text:span><text:span text:style-name="T177"> </text:span><text:span text:style-name="T175">(red means not ready)</text:span><text:span text:style-name="T253">.</text:span></text:p>
      <text:p text:style-name="P40"><text:tab/><text:span text:style-name="T61">No HP shown on screen </text:span><text:span text:style-name="T264">(</text:span><text:span text:style-name="T265">we’ll eventually show that also with the outline turning blue</text:span><text:span text:style-name="T264">)</text:span><text:span text:style-name="T298">.</text:span></text:p>
      <text:p text:style-name="P40"><text:tab/><text:span text:style-name="T99">When hit, the Alien flashes white </text:span><text:span text:style-name="T93">for 1 frame</text:span><text:span text:style-name="T99">.</text:span></text:p>
      <text:p text:style-name="P33"><text:tab/><text:span text:style-name="T6">Each</text:span> <text:span text:style-name="T31">skill</text:span><text:span text:style-name="T13"> has </text:span><text:span text:style-name="T53">its own</text:span><text:span text:style-name="T13"> cooldown</text:span> (<text:span text:style-name="T226">duration</text:span> depending on the <text:span text:style-name="T246">skill </text:span><text:span text:style-name="T353">as seen above</text:span>).</text:p>
      <text:p text:style-name="P37"/>
      <text:p text:style-name="P111"/>
      <text:p text:style-name="P4">Enemies</text:p>
      <text:p text:style-name="P53"/>
      <text:p text:style-name="P53">- <text:span text:style-name="T21">Throwing </text:span><text:span text:style-name="T27">B</text:span><text:span text:style-name="T21">ooger </text:span><text:span text:style-name="T27">K</text:span><text:span text:style-name="T21">ids</text:span><text:span text:style-name="T247"> (</text:span><text:span text:style-name="T272">slow </text:span><text:span text:style-name="T247">medium ranged explosives </text:span><text:span text:style-name="T253">with small effect area</text:span><text:span text:style-name="T247">):</text:span></text:p>
      <text:p text:style-name="P53"><text:tab/><text:span text:style-name="T272">Alien loses </text:span><text:span text:style-name="T63">1</text:span><text:span text:style-name="T33">00 </text:span><text:span text:style-name="T52">HP</text:span><text:span text:style-name="T272"> when hit. </text:span><text:span text:style-name="T241">Only deals damage after exploding on the ground!</text:span></text:p>
      <text:p text:style-name="P53"/>
      <text:p text:style-name="P53">- <text:span text:style-name="T21">Spitting </text:span><text:span text:style-name="T27">K</text:span><text:span text:style-name="T21">ids</text:span><text:span text:style-name="T247"> (</text:span><text:span text:style-name="T272">quick s</text:span><text:span text:style-name="T269">hort </text:span><text:span text:style-name="T247">ranged </text:span><text:span text:style-name="T333">projectile</text:span><text:span text:style-name="T247">).</text:span></text:p>
      <text:p text:style-name="P54"><text:tab/><text:span text:style-name="T272">Alien loses </text:span><text:span text:style-name="T63">5</text:span><text:span text:style-name="T57">0</text:span><text:span text:style-name="T33"> </text:span><text:span text:style-name="T52">HP</text:span><text:span text:style-name="T272"> when hit. </text:span><text:span text:style-name="T361">Disappear before hitting ground (at the end of the animation).</text:span></text:p>
      <text:p text:style-name="P54"/>
      <text:p text:style-name="P53">- <text:span text:style-name="T21">Kids </text:span><text:span text:style-name="T27">W</text:span><text:span text:style-name="T21">ith </text:span><text:span text:style-name="T27">S</text:span><text:span text:style-name="T21">ticks</text:span><text:span text:style-name="T247"> (</text:span><text:span text:style-name="T272">very quick </text:span><text:span text:style-name="T261">hand to hand</text:span><text:span text:style-name="T247"> attack).</text:span></text:p>
      <text:p text:style-name="P54"><text:tab/><text:span text:style-name="T272">Alien loses </text:span><text:span text:style-name="T63">25</text:span><text:span text:style-name="T33"> </text:span><text:span text:style-name="T52">HP</text:span><text:span text:style-name="T272"> when hit.</text:span></text:p>
      <text:p text:style-name="P54"/>
      <text:p text:style-name="P55">- <text:span text:style-name="T59">Crying </text:span><text:span text:style-name="T28">Kids</text:span><text:span text:style-name="T255"> </text:span><text:span text:style-name="T284">run randomly then stop to cry</text:span><text:span text:style-name="T255">. </text:span><text:span text:style-name="T284">If the Alien is close enough, </text:span><text:span text:style-name="T353">that kid will try to </text:span><text:span text:style-name="T284">kick him. </text:span><text:span text:style-name="T353">Then r</text:span><text:span text:style-name="T289">esume </text:span><text:span text:style-name="T353">his </text:span><text:span text:style-name="T289">routine.</text:span></text:p>
      <text:p text:style-name="P55"><text:tab/><text:span text:style-name="T272">Alien loses </text:span><text:span text:style-name="T63">75</text:span><text:span text:style-name="T33"> </text:span><text:span text:style-name="T52">HP</text:span><text:span text:style-name="T272"> </text:span><text:span text:style-name="T289">when hit</text:span><text:span text:style-name="T273">.</text:span></text:p>
      <text:p text:style-name="P54"/>
      <text:p text:style-name="P53">- <text:span text:style-name="T27">Vomiting </text:span><text:span text:style-name="T28">K</text:span><text:span text:style-name="T27">ids</text:span><text:span text:style-name="T253"> (</text:span><text:span text:style-name="T272">slow </text:span><text:span text:style-name="T253">long range attacks with large effect area). </text:span><text:span text:style-name="T289">Wandering, then vomiting somewhere there’</text:span><text:span text:style-name="T353">s enough</text:span><text:span text:style-name="T289"> space for the puddle, then resuming… The vomit puddle generate an area that everybody’s running away from.</text:span></text:p>
      <text:p text:style-name="P55"><text:tab/><text:span text:style-name="T272">Alien loses </text:span><text:span text:style-name="T33">5</text:span><text:span text:style-name="T57">0</text:span><text:span text:style-name="T33"> </text:span><text:span text:style-name="T52">HP per second</text:span><text:span text:style-name="T272"> when walking in the vomit puddle until exiting it. </text:span><text:span text:style-name="T273">He also takes decreasing damage</text:span><text:span text:style-name="T289"> </text:span><text:span text:style-name="T273">for up to 2 seconds </text:span><text:span text:style-name="T289">(</text:span><text:span text:style-name="T95">35</text:span><text:span text:style-name="T60">HP </text:span><text:span text:style-name="T63">the first second</text:span><text:span text:style-name="T60">, then 1</text:span><text:span text:style-name="T95">5</text:span><text:span text:style-name="T60">HP</text:span><text:span text:style-name="T289">) </text:span><text:span text:style-name="T273">after exiting the area. </text:span><text:span text:style-name="T119">Alien becomes white (except outline) until he exits the vomit puddle</text:span><text:span text:style-name="T369">.</text:span></text:p>
      <text:p text:style-name="P53"/>
      <text:p text:style-name="P61">- <text:span text:style-name="T22">T</text:span><text:span text:style-name="T63">he t</text:span><text:span text:style-name="T13">eacher </text:span><text:span text:style-name="T340">(see </text:span><text:span text:style-name="T343">*1</text:span><text:span text:style-name="T342"> </text:span><text:span text:style-name="T340">below)</text:span><text:span text:style-name="T266"> </text:span><text:span text:style-name="T212">running </text:span><text:span text:style-name="T122">randomly.</text:span> <text:span text:style-name="T301">When </text:span><text:span text:style-name="T248">close </text:span><text:span text:style-name="T301">enough </text:span><text:span text:style-name="T248">to the Alien </text:span><text:span text:style-name="T301">and kids involved in </text:span><text:span text:style-name="T353">a</text:span><text:span text:style-name="T301"> fight,</text:span><text:span text:style-name="T248"> </text:span><text:span text:style-name="T353">tries</text:span> to stop the mess <text:span text:style-name="T248">(</text:span><text:span text:style-name="T289">she</text:span><text:span text:style-name="T249"> </text:span><text:span text:style-name="T289">is an</text:span><text:span text:style-name="T249"> </text:span><text:span text:style-name="T248">obstacle: run</text:span><text:span text:style-name="T249">ning</text:span><text:span text:style-name="T248"> then stop</text:span><text:span text:style-name="T249">ping,</text:span><text:span text:style-name="T248"> trying to calm things down </text:span><text:span text:style-name="T278">staying between kid</text:span><text:span text:style-name="T289">s</text:span><text:span text:style-name="T278"> and Alien</text:span><text:span text:style-name="T248">).</text:span></text:p>
      <text:p text:style-name="P53"/>
      <text:p text:style-name="P62">----------</text:p>
      <text:p text:style-name="P53"/>
      <text:p text:style-name="P68">About “IA”, above is a <text:span text:style-name="T339">basic</text:span> description of the enemy behaviors. In the Pac-Man game, one ghost aims at Pac-Man, another aims ahead of Pac-Man, the third has a random behavior and the fourth ghost tries <text:span text:style-name="T339">to reach Pac-Man when close enough</text:span>. <text:span text:style-name="T339">More or less. Maybe we could be inspired by these ideas for our kids.</text:span></text:p>
      <text:p text:style-name="P68"/>
      <text:p text:style-name="P69"><text:span text:style-name="T353">Every single enemies has</text:span> a somewhat random size of the detection colliders <text:span text:style-name="T353">(+/-1</text:span><text:span text:style-name="T369">5</text:span><text:span text:style-name="T353">%)</text:span>.<text:span text:style-name="T290"> </text:span><text:span text:style-name="T296">Maybe useless?</text:span></text:p>
      <text:p text:style-name="P99">Technically</text:p>
      <text:p text:style-name="P98"/>
      <text:p text:style-name="P100"><text:span text:style-name="T243"><text:tab/></text:span><text:span text:style-name="T104">Animations at </text:span><text:span text:style-name="T105">3</text:span><text:span text:style-name="T104">s</text:span><text:span text:style-name="T285"> </text:span><text:span text:style-name="T286">(</text:span><text:span text:style-name="T287">just like Domestique Baston</text:span><text:span text:style-name="T286">).</text:span></text:p>
      <text:p text:style-name="P47"/>
      <text:p text:style-name="P46"><text:tab/><text:span text:style-name="T122">Every game</text:span><text:span text:style-name="T5"> </text:span><text:span text:style-name="T13">starts from a random point in the area</text:span><text:span text:style-name="T5">. </text:span><text:span text:style-name="T213">available s</text:span><text:span text:style-name="T122">pawning points </text:span><text:span text:style-name="T213">are</text:span><text:span text:style-name="T122"> established before hand </text:span><text:span text:style-name="T213">(in Background.tscn)</text:span><text:span text:style-name="T122">.</text:span></text:p>
      <text:p text:style-name="P46"/>
      <text:p text:style-name="P46"><text:tab/><text:span text:style-name="T34">Camera bug </text:span><text:span text:style-name="T55">effects</text:span><text:span text:style-name="T34"> </text:span><text:span text:style-name="T63">constantly evolve</text:span><text:span text:style-name="T34"> </text:span><text:span text:style-name="T73">up to the max </text:span><text:span text:style-name="T78">after 1 minute or so</text:span><text:span text:style-name="T316"> </text:span><text:span text:style-name="T302">and</text:span><text:span text:style-name="T258"> </text:span><text:span text:style-name="T34">the last effect (screen shutdown) always happen</text:span><text:span text:style-name="T67">s</text:span><text:span text:style-name="T34"> just after 1 minute </text:span><text:span text:style-name="T63">or a bit more… </text:span><text:span text:style-name="T73">But the game still goes on!</text:span></text:p>
      <text:p text:style-name="P36"/>
      <text:p text:style-name="P31"><text:tab/><text:span text:style-name="T29">A</text:span><text:span text:style-name="T13">lien</text:span> <text:span text:style-name="T261">and </text:span><text:span text:style-name="T38">Enemies</text:span><text:span text:style-name="T261"> </text:span><text:span text:style-name="T271">have</text:span> <text:span text:style-name="T38">8</text:span><text:span text:style-name="T13"> </text:span><text:span text:style-name="T32">action </text:span><text:span text:style-name="T13">direction</text:span><text:span text:style-name="T32">s</text:span><text:span text:style-name="T142">.</text:span></text:p>
      <text:p text:style-name="P92"/>
      <text:p text:style-name="P25"><text:span text:style-name="T142"><text:tab/></text:span><text:span text:style-name="T172">A</text:span><text:span text:style-name="T128">lien animations (</text:span><text:span text:style-name="T40">left</text:span><text:span text:style-name="T128"> and </text:span><text:span text:style-name="T40">right</text:span><text:span text:style-name="T128"> are </text:span><text:span text:style-name="T40">flopped animations</text:span><text:span text:style-name="T128">, </text:span><text:span text:style-name="T40">up/left</text:span><text:span text:style-name="T128"> and </text:span><text:span text:style-name="T40">up/right</text:span><text:span text:style-name="T128"> are </text:span><text:span text:style-name="T40">flopped animations</text:span><text:span text:style-name="T128"> and </text:span><text:span text:style-name="T40">down/left</text:span><text:span text:style-name="T128"> and </text:span><text:span text:style-name="T40">down/right</text:span><text:span text:style-name="T128"> are also </text:span><text:span text:style-name="T40">flopped animations</text:span><text:span text:style-name="T128">):</text:span></text:p>
      <text:p text:style-name="P24"><text:span text:style-name="T36"><text:tab/>8</text:span><text:span text:style-name="T35"> Move </text:span><text:span text:style-name="T59">(run) </text:span><text:span text:style-name="T35">direction</text:span><text:span text:style-name="T31">s</text:span></text:p>
      <text:p text:style-name="P24"><text:span text:style-name="T36"><text:tab/>8</text:span><text:span text:style-name="T291"> </text:span><text:span text:style-name="T35">Idle direction</text:span><text:span text:style-name="T31">s</text:span></text:p>
      <text:p text:style-name="P24"><text:span text:style-name="T31"><text:tab/></text:span><text:span text:style-name="T38">8 </text:span><text:span text:style-name="T32">G</text:span><text:span text:style-name="T38">etting </text:span><text:span text:style-name="T32">H</text:span><text:span text:style-name="T38">it directions</text:span></text:p>
      <text:p text:style-name="P24"><text:span text:style-name="T36"><text:tab/></text:span><text:span text:style-name="T113">8</text:span><text:span text:style-name="T114"> </text:span><text:span text:style-name="T115">D</text:span><text:span text:style-name="T114">eath </text:span><text:span text:style-name="T115">D</text:span><text:span text:style-name="T114">irection</text:span><text:span text:style-name="T116">s</text:span><text:span text:style-name="T223"> </text:span><text:span text:style-name="T224">(not necessary anymore as we go directly to the Death screen when the alien dies </text:span><text:span text:style-name="T225">before we need to play a death animation</text:span><text:span text:style-name="T224">)</text:span></text:p>
      <text:p text:style-name="P93"/>
      <text:p text:style-name="P25"><text:span text:style-name="T168"><text:tab/></text:span><text:span text:style-name="T132">Enemies </text:span><text:span text:style-name="T134">(kids) </text:span><text:span text:style-name="T132">animations </text:span><text:span text:style-name="T128">(</text:span><text:span text:style-name="T40">left</text:span><text:span text:style-name="T128"> and </text:span><text:span text:style-name="T40">right</text:span><text:span text:style-name="T128"> are </text:span><text:span text:style-name="T40">flopped animations</text:span><text:span text:style-name="T128">, </text:span><text:span text:style-name="T40">up/left</text:span><text:span text:style-name="T128"> and </text:span><text:span text:style-name="T40">up/right</text:span><text:span text:style-name="T128"> are </text:span><text:span text:style-name="T40">flopped animations</text:span><text:span text:style-name="T128"> and </text:span><text:span text:style-name="T40">down/left</text:span><text:span text:style-name="T128"> and </text:span><text:span text:style-name="T40">down/right</text:span><text:span text:style-name="T128"> are also </text:span><text:span text:style-name="T40">flopped animations</text:span><text:span text:style-name="T128">):</text:span></text:p>
      <text:p text:style-name="P29"><text:span text:style-name="T167"><text:tab/></text:span><text:span text:style-name="T31">8 move </text:span><text:span text:style-name="T66">(run) </text:span><text:span text:style-name="T31">directions</text:span></text:p>
      <text:p text:style-name="P102"><text:tab/>8 attack directions</text:p>
      <text:p text:style-name="P102"><text:tab/>8 Idle directions</text:p>
      <text:p text:style-name="P101"><text:span text:style-name="T5"><text:tab/>8 </text:span><text:span text:style-name="T106">waving</text:span><text:span text:style-name="T5"> directions </text:span><text:span text:style-name="T147">(when two kids face each other </text:span><text:span text:style-name="T161">and only in this case</text:span><text:span text:style-name="T147">, they </text:span><text:span text:style-name="T148">forget about the Alien and </text:span><text:span text:style-name="T147">stop </text:span><text:span text:style-name="T148">running</text:span><text:span text:style-name="T147"> then wave at each other </text:span><text:span text:style-name="T148">for a couple of seconds </text:span><text:span text:style-name="T147">then resume moving)</text:span><text:span text:style-name="T106"> – </text:span><text:span text:style-name="T107">only </text:span><text:span text:style-name="T108">throwing booger </text:span><text:span text:style-name="T109">kids</text:span><text:span text:style-name="T108">, spitting </text:span><text:span text:style-name="T109">kids, </text:span><text:span text:style-name="T110">crying kids and</text:span><text:span text:style-name="T108"> </text:span><text:span text:style-name="T107">kids </text:span><text:span text:style-name="T108">with sticks</text:span><text:span text:style-name="T111">.</text:span></text:p>
      <text:p text:style-name="P30"/>
      <text:p text:style-name="P31"><text:span text:style-name="T176"><text:tab/></text:span><text:span text:style-name="T133">Teacher </text:span><text:span text:style-name="T132">animations </text:span><text:span text:style-name="T128">(</text:span><text:span text:style-name="T40">left</text:span><text:span text:style-name="T128"> and </text:span><text:span text:style-name="T40">right</text:span><text:span text:style-name="T128"> are </text:span><text:span text:style-name="T40">flopped animations</text:span><text:span text:style-name="T128">, </text:span><text:span text:style-name="T40">up/left</text:span><text:span text:style-name="T128"> and </text:span><text:span text:style-name="T40">up/right</text:span><text:span text:style-name="T128"> are </text:span><text:span text:style-name="T40">flopped animations</text:span><text:span text:style-name="T128"> and </text:span><text:span text:style-name="T40">down/left</text:span><text:span text:style-name="T128"> and </text:span><text:span text:style-name="T40">down/right</text:span><text:span text:style-name="T128"> are also </text:span><text:span text:style-name="T40">flopped animations</text:span><text:span text:style-name="T128">):</text:span></text:p>
      <text:p text:style-name="P31"><text:span text:style-name="T192"><text:tab/></text:span><text:span text:style-name="T87">8 Idle/</text:span><text:span text:style-name="T88">checking</text:span><text:span text:style-name="T87"> directions</text:span></text:p>
      <text:p text:style-name="P28"><text:span text:style-name="T181"><text:tab/></text:span><text:span text:style-name="T31">8 </text:span><text:span text:style-name="T64">run</text:span><text:span text:style-name="T31"> directions</text:span></text:p>
      <text:p text:style-name="P48"><text:span text:style-name="T122"><text:tab/></text:span><text:span text:style-name="T31">8 “</text:span><text:span text:style-name="T64">stop fighting”</text:span><text:span text:style-name="T31"> directions</text:span></text:p>
      <text:p text:style-name="P103"><text:tab/></text:p>
      <text:p text:style-name="P48"/>
      <text:p text:style-name="P32"><text:soft-page-break/><text:span text:style-name="T195"><text:tab/></text:span><text:span text:style-name="T129">Enem</text:span><text:span text:style-name="T134">y</text:span><text:span text:style-name="T129"> behavior</text:span><text:span text:style-name="T134">s</text:span><text:span text:style-name="T129">:</text:span></text:p>
      <text:p text:style-name="P94"/>
      <text:p text:style-name="P49"><text:span text:style-name="T122"><text:tab/></text:span><text:span text:style-name="T126">Followers </text:span><text:span text:style-name="T138">and stoppers and followers, etc.:</text:span></text:p>
      <text:p text:style-name="P59"><text:span text:style-name="T21"><text:tab/><text:tab/>Throwing </text:span><text:span text:style-name="T27">B</text:span><text:span text:style-name="T21">ooger </text:span><text:span text:style-name="T27">K</text:span><text:span text:style-name="T21">ids </text:span><text:span text:style-name="T203">(run randomly then stop then resume… Until they detect the Alien and then follow him to throw projectile at him </text:span><text:span text:style-name="T212">but stay in range</text:span><text:span text:style-name="T203">).</text:span></text:p>
      <text:p text:style-name="P59"><text:span text:style-name="T21"><text:tab/><text:tab/>Spitting </text:span><text:span text:style-name="T27">K</text:span><text:span text:style-name="T21">ids </text:span><text:span text:style-name="T203">(run randomly then stop then resume… Until they detect the Alien and then follow him to throw projectile at him </text:span><text:span text:style-name="T212">but stay in range</text:span><text:span text:style-name="T203">).</text:span></text:p>
      <text:p text:style-name="P58"><text:span text:style-name="T21"><text:tab/></text:span><text:span text:style-name="T170">Followers:</text:span></text:p>
      <text:p text:style-name="P58"><text:span text:style-name="T21"><text:tab/><text:tab/>Kids </text:span><text:span text:style-name="T27">W</text:span><text:span text:style-name="T21">ith </text:span><text:span text:style-name="T27">S</text:span><text:span text:style-name="T21">ticks </text:span><text:span text:style-name="T203">(run randomly then stop then resume… Until they detect the Alien and then follow him to </text:span><text:span text:style-name="T212">beat the hell out of him</text:span><text:span text:style-name="T203">).</text:span></text:p>
      <text:p text:style-name="P58"/>
      <text:p text:style-name="P58"><text:span text:style-name="T28"><text:tab/></text:span><text:span text:style-name="T134">Somewhat r</text:span><text:span text:style-name="T137">andom</text:span><text:span text:style-name="T129">:</text:span></text:p>
      <text:p text:style-name="P58"><text:span text:style-name="T170"><text:tab/><text:tab/></text:span><text:span text:style-name="T27">Vomiting </text:span><text:span text:style-name="T28">K</text:span><text:span text:style-name="T27">ids </text:span><text:span text:style-name="T203">(</text:span><text:span text:style-name="T212">run</text:span><text:span text:style-name="T203"> randomly then stop to vomit then resume </text:span><text:span text:style-name="T212">but stay in range</text:span><text:span text:style-name="T203">).</text:span></text:p>
      <text:p text:style-name="P61"><text:span text:style-name="T27"><text:tab/><text:tab/></text:span><text:span text:style-name="T62">Crying Kids</text:span><text:span text:style-name="T204"> </text:span><text:span text:style-name="T203">(run randomly then stop to cry </text:span><text:span text:style-name="T205">for </text:span><text:span text:style-name="T212">2</text:span><text:span text:style-name="T205"> to </text:span><text:span text:style-name="T212">4</text:span><text:span text:style-name="T205"> seconds </text:span><text:span text:style-name="T203">and resume… Until the Alien is detected and then try to reach him for a good kicking session </text:span><text:span text:style-name="T212">(up to 4 attempts t</text:span><text:span text:style-name="T205">hen resume…</text:span><text:span text:style-name="T203">)</text:span></text:p>
      <text:p text:style-name="P60"><text:span text:style-name="T27"><text:tab/></text:span><text:span text:style-name="T184"><text:tab/></text:span><text:span text:style-name="T22">T</text:span><text:span text:style-name="T31">eacher</text:span><text:span text:style-name="T168"> </text:span><text:span text:style-name="T203">(Stays where she is then runs somewhere else then resume… Until she detects a fight between kids and the Alien </text:span><text:span text:style-name="T206">and tries to take place between kids and the Alien </text:span><text:span text:style-name="T212">(eventually)</text:span><text:span text:style-name="T206"> </text:span><text:span text:style-name="T212">forcing a way between colliders </text:span><text:span text:style-name="T206">– </text:span><text:span text:style-name="T340">(see </text:span><text:span text:style-name="T341">*1</text:span><text:span text:style-name="T342"> </text:span><text:span text:style-name="T340">above)</text:span><text:span text:style-name="T203">)</text:span></text:p>
      <text:p text:style-name="P80"/>
      <text:p text:style-name="P80"/>
      <text:p text:style-name="P57"><text:tab/><text:span text:style-name="T313">The </text:span><text:span text:style-name="T76">game starts</text:span><text:span text:style-name="T313"> with </text:span><text:span text:style-name="T76">1 </text:span><text:span text:style-name="T77">T</text:span><text:span text:style-name="T76">eacher</text:span><text:span text:style-name="T199"> </text:span><text:span text:style-name="T200">(only 1 per game)</text:span><text:span text:style-name="T313">, </text:span><text:span text:style-name="T76">1 </text:span><text:span text:style-name="T77">C</text:span><text:span text:style-name="T76">rying </text:span><text:span text:style-name="T77">K</text:span><text:span text:style-name="T76">id</text:span><text:span text:style-name="T313">, </text:span><text:span text:style-name="T76">1 </text:span><text:span text:style-name="T77">V</text:span><text:span text:style-name="T76">omiting </text:span><text:span text:style-name="T77">K</text:span><text:span text:style-name="T76">id</text:span><text:span text:style-name="T313">, </text:span><text:span text:style-name="T77">1</text:span><text:span text:style-name="T76"> </text:span><text:span text:style-name="T77">T</text:span><text:span text:style-name="T76">hrowing </text:span><text:span text:style-name="T77">B</text:span><text:span text:style-name="T76">ooger </text:span><text:span text:style-name="T77">K</text:span><text:span text:style-name="T76">id</text:span><text:span text:style-name="T313">, </text:span><text:span text:style-name="T77">3</text:span><text:span text:style-name="T76"> </text:span><text:span text:style-name="T77">K</text:span><text:span text:style-name="T76">ids with </text:span><text:span text:style-name="T77">S</text:span><text:span text:style-name="T76">tick</text:span><text:span text:style-name="T313"> and </text:span><text:span text:style-name="T77">2</text:span><text:span text:style-name="T76"> </text:span><text:span text:style-name="T77">S</text:span><text:span text:style-name="T76">pitting </text:span><text:span text:style-name="T77">K</text:span><text:span text:style-name="T76">id </text:span><text:span text:style-name="T212">spawning randomly on the map</text:span><text:span text:style-name="T95">.</text:span></text:p>
      <text:p text:style-name="P57"/>
      <text:p text:style-name="P57"><text:tab/><text:span text:style-name="T95">After 5 seconds of game, e</text:span><text:span text:style-name="T76">very </text:span><text:span text:style-name="T95">3</text:span><text:span text:style-name="T76"> seconds 1 kid </text:span><text:span text:style-name="T84">spawns </text:span><text:span text:style-name="T85">in the field </text:span><text:span text:style-name="T84">(outside of the screen). </text:span><text:span text:style-name="T95">It doesn’t apply when the Alien dies and until he revives after using Second Life talent</text:span><text:span text:style-name="T313">:</text:span></text:p>
      <text:p text:style-name="P57"/>
      <text:p text:style-name="P57"><text:tab/><text:span text:style-name="T240">Chances of spawning:</text:span></text:p>
      <text:p text:style-name="P57"><text:tab/><text:tab/><text:span text:style-name="T314">Spitting Kid: </text:span><text:span text:style-name="T11">25</text:span><text:span text:style-name="T12">%</text:span></text:p>
      <text:p text:style-name="P57"><text:tab/><text:tab/><text:span text:style-name="T314">Kid with Stick: </text:span><text:span text:style-name="T11">3</text:span><text:span text:style-name="T12">0%</text:span></text:p>
      <text:p text:style-name="P57"><text:tab/><text:tab/><text:span text:style-name="T313">Throwing Booger Kid: </text:span><text:span text:style-name="T77">1</text:span><text:span text:style-name="T95">5</text:span><text:span text:style-name="T77">%</text:span></text:p>
      <text:p text:style-name="P57"><text:span text:style-name="T313"><text:tab/><text:tab/>Crying Kid: </text:span><text:span text:style-name="T77">1</text:span><text:span text:style-name="T95">5</text:span><text:span text:style-name="T77">%</text:span></text:p>
      <text:p text:style-name="P57"><text:span text:style-name="T313"><text:tab/><text:tab/>Vomiting Kid: </text:span><text:span text:style-name="T77">1</text:span><text:span text:style-name="T95">5</text:span><text:span text:style-name="T77">%</text:span></text:p>
      <text:p text:style-name="P57"/>
      <text:p text:style-name="P86"><text:span text:style-name="T77"><text:tab/></text:span><text:span text:style-name="T55">Kids</text:span><text:span text:style-name="T68"> </text:span><text:span text:style-name="T86">are</text:span><text:span text:style-name="T74"> running </text:span><text:span text:style-name="T86">randomly </text:span><text:span text:style-name="T74">until they detect the Alien (or another kid and are able to wave at each other)</text:span><text:span text:style-name="T62">.</text:span></text:p>
      <text:p text:style-name="P80"/>
      <text:p text:style-name="P81"><text:soft-page-break/><text:span text:style-name="T259"><text:tab/></text:span><text:span text:style-name="T37">Enemies detection colliders will have a somewhat random size</text:span><text:span text:style-name="T277">. </text:span><text:span text:style-name="T296">Useless?</text:span></text:p>
      <text:p text:style-name="P87"/>
      <text:p text:style-name="P84"><text:span text:style-name="T277"><text:tab/></text:span><text:span text:style-name="T55">After a kid</text:span><text:span text:style-name="T73"> </text:span><text:span text:style-name="T74">has dealt</text:span><text:span text:style-name="T73"> damage to </text:span><text:span text:style-name="T65">the</text:span><text:span text:style-name="T55"> Alien, </text:span><text:span text:style-name="T74">t</text:span><text:span text:style-name="T55">h</text:span><text:span text:style-name="T74">at kid</text:span><text:span text:style-name="T55"> tends to go away for </text:span><text:span text:style-name="T95">3</text:span><text:span text:style-name="T58"> seconds</text:span><text:span text:style-name="T276">.</text:span></text:p>
      <text:p text:style-name="P84"/>
      <text:p text:style-name="P84"><text:span text:style-name="T73"><text:tab/>Kids with sticks go away only after hitting the Alien </text:span><text:span text:style-name="T74">3</text:span><text:span text:style-name="T73"> times</text:span><text:span text:style-name="T315">.</text:span></text:p>
      <text:p text:style-name="P84"/>
      <text:p text:style-name="P85"><text:span text:style-name="T303"><text:tab/></text:span><text:span text:style-name="T74">Kids don’t wave while fighting.</text:span></text:p>
      <text:p text:style-name="P81"/>
      <text:p text:style-name="P81"><text:tab/><text:span text:style-name="T56">Kids are slower than </text:span><text:span text:style-name="T65">the </text:span><text:span text:style-name="T56">Alien</text:span><text:span text:style-name="T279"> and </text:span><text:span text:style-name="T300">the </text:span><text:span text:style-name="T56">teacher </text:span><text:span text:style-name="T65">is</text:span><text:span text:style-name="T56"> faster than </text:span><text:span text:style-name="T65">the </text:span><text:span text:style-name="T56">Alien</text:span><text:span text:style-name="T279">.</text:span></text:p>
      <text:p text:style-name="P81"/>
      <text:p text:style-name="P83"><text:tab/><text:span text:style-name="T304">Just in case it wasn’t obvious, </text:span><text:span text:style-name="T68">spit</text:span><text:span text:style-name="T69">s</text:span><text:span text:style-name="T68">, vomit </text:span><text:span text:style-name="T69">puddles </text:span><text:span text:style-name="T68">and boogers don’t affect kids </text:span><text:span text:style-name="T69">and teacher</text:span><text:span text:style-name="T118">!</text:span></text:p>
      <text:p text:style-name="P83"/>
      <text:p text:style-name="P83"><text:span text:style-name="T262"><text:tab/></text:span><text:span text:style-name="T69">K</text:span><text:span text:style-name="T68">ids </text:span><text:span text:style-name="T69">and teacher avoid</text:span><text:span text:style-name="T68"> vomit puddles.</text:span></text:p>
      <text:p text:style-name="P91"/>
      <text:p text:style-name="P91"><text:tab/><text:span text:style-name="T239">What follows could very be more or less obsolete by the time the project really starts.</text:span></text:p>
      <text:p text:style-name="P91"/>
      <text:p text:style-name="P106"><text:tab/>Kids with Sticks have 4 colliders:</text:p>
      <text:p text:style-name="P89"><text:span text:style-name="T81"><text:tab/><text:tab/></text:span><text:span text:style-name="T68">1 obstacle collider</text:span><text:span text:style-name="T304"> (for background, vomit, </text:span><text:span text:style-name="T316">other </text:span><text:span text:style-name="T304">kids, teacher and Alien).</text:span></text:p>
      <text:p text:style-name="P89"><text:tab/><text:tab/><text:span text:style-name="T68">1 Alien detection collider</text:span><text:span text:style-name="T304">.</text:span></text:p>
      <text:p text:style-name="P89"><text:tab/><text:tab/><text:span text:style-name="T68">1 waving collider</text:span><text:span text:style-name="T304">.</text:span></text:p>
      <text:p text:style-name="P89"><text:tab/><text:tab/><text:span text:style-name="T81">1 attack collider</text:span><text:span text:style-name="T333">.</text:span></text:p>
      <text:p text:style-name="P89"/>
      <text:p text:style-name="P89"><text:span text:style-name="T333"><text:tab/></text:span><text:span text:style-name="T81">Spitting Kids have 4 colliders:</text:span></text:p>
      <text:p text:style-name="P89"><text:span text:style-name="T81"><text:tab/><text:tab/></text:span><text:span text:style-name="T68">1 obstacle collider</text:span><text:span text:style-name="T304"> (for background, vomit, </text:span><text:span text:style-name="T316">other </text:span><text:span text:style-name="T304">kids, teacher and Alien).</text:span></text:p>
      <text:p text:style-name="P89"><text:tab/><text:tab/><text:span text:style-name="T68">1 Alien detection collider</text:span><text:span text:style-name="T304">.</text:span></text:p>
      <text:p text:style-name="P89"><text:tab/><text:tab/><text:span text:style-name="T68">1 waving collider</text:span><text:span text:style-name="T304">.</text:span></text:p>
      <text:p text:style-name="P89"><text:span text:style-name="T333"><text:tab/><text:tab/></text:span><text:span text:style-name="T81">1 emitter point for their projectiles</text:span><text:span text:style-name="T333">.</text:span></text:p>
      <text:p text:style-name="P89"/>
      <text:p text:style-name="P89"><text:tab/><text:span text:style-name="T81">Throwing Booger Kids have 4 colliders:</text:span></text:p>
      <text:p text:style-name="P89"><text:span text:style-name="T81"><text:tab/><text:tab/></text:span><text:span text:style-name="T68">1 obstacle collider</text:span><text:span text:style-name="T304"> (for background, vomit, </text:span><text:span text:style-name="T316">other </text:span><text:span text:style-name="T304">kids, teacher and Alien).</text:span></text:p>
      <text:p text:style-name="P89"><text:tab/><text:tab/><text:span text:style-name="T68">1 Alien detection collider</text:span><text:span text:style-name="T304">.</text:span></text:p>
      <text:p text:style-name="P89"><text:tab/><text:tab/><text:span text:style-name="T68">1 waving collider</text:span><text:span text:style-name="T304">.</text:span></text:p>
      <text:p text:style-name="P89"><text:span text:style-name="T333"><text:tab/><text:tab/></text:span><text:span text:style-name="T81">1 emitter point for their projectiles</text:span><text:span text:style-name="T333">.</text:span></text:p>
      <text:p text:style-name="P89"/>
      <text:p text:style-name="P90"><text:tab/><text:span text:style-name="T82">Vomiting</text:span><text:span text:style-name="T81"> Kids have </text:span><text:span text:style-name="T83">2</text:span><text:span text:style-name="T81"> colliders:</text:span></text:p>
      <text:p text:style-name="P90"><text:span text:style-name="T81"><text:tab/><text:tab/></text:span><text:span text:style-name="T68">1 obstacle collider</text:span><text:span text:style-name="T304"> (for background, vomit, </text:span><text:span text:style-name="T316">other </text:span><text:span text:style-name="T304">kids, teacher and Alien).</text:span></text:p>
      <text:p text:style-name="P90"><text:soft-page-break/><text:tab/><text:tab/><text:span text:style-name="T82">1</text:span><text:span text:style-name="T72"> collider</text:span><text:span text:style-name="T311"> to </text:span><text:span text:style-name="T72">never unleash a vomit puddle that intersects with the background </text:span><text:span text:style-name="T80">colliders</text:span><text:span text:style-name="T333">.</text:span></text:p>
      <text:p text:style-name="P90"/>
      <text:p text:style-name="P90"><text:span text:style-name="T333"><text:tab/></text:span><text:span text:style-name="T82">Crying</text:span><text:span text:style-name="T81"> Kids have </text:span><text:span text:style-name="T95">4</text:span><text:span text:style-name="T82"> </text:span><text:span text:style-name="T81">colliders:</text:span></text:p>
      <text:p text:style-name="P90"><text:span text:style-name="T81"><text:tab/><text:tab/></text:span><text:span text:style-name="T68">1 obstacle collider</text:span><text:span text:style-name="T304"> (for background, vomit, </text:span><text:span text:style-name="T316">other </text:span><text:span text:style-name="T304">kids, teacher and Alien).</text:span></text:p>
      <text:p text:style-name="P90"><text:tab/><text:tab/><text:span text:style-name="T82">1 c</text:span><text:span text:style-name="T72">ollider to detect if they are close enough to the Alien to start kicking him.</text:span></text:p>
      <text:p text:style-name="P90"><text:tab/><text:tab/><text:span text:style-name="T68">1 waving collider</text:span><text:span text:style-name="T304">.</text:span></text:p>
      <text:p text:style-name="P90"><text:span text:style-name="T333"><text:tab/><text:tab/></text:span><text:span text:style-name="T82">1 attack </text:span><text:span text:style-name="T80">collider</text:span><text:span text:style-name="T333">.</text:span></text:p>
      <text:p text:style-name="P82"/>
      <text:p text:style-name="P82"><text:tab/><text:span text:style-name="T69">The </text:span><text:span text:style-name="T83">T</text:span><text:span text:style-name="T69">eacher has 2 colliders:</text:span></text:p>
      <text:p text:style-name="P83"><text:tab/><text:tab/><text:span text:style-name="T68">1 obstacle collider</text:span><text:span text:style-name="T304"> (for background, vomit, kids and the Alien).</text:span></text:p>
      <text:p text:style-name="P83"><text:span text:style-name="T304"><text:tab/><text:tab/></text:span><text:span text:style-name="T68">1 </text:span><text:span text:style-name="T70">fight </text:span><text:span text:style-name="T68">detection collider </text:span><text:span text:style-name="T80">(!)</text:span><text:span text:style-name="T304">.</text:span></text:p>
      <text:p text:style-name="P83"/>
      <text:p text:style-name="P83"><text:tab/><text:span text:style-name="T69">The </text:span><text:span text:style-name="T83">A</text:span><text:span text:style-name="T69">lien has 2 colliders:</text:span></text:p>
      <text:p text:style-name="P83"><text:tab/><text:tab/><text:span text:style-name="T69">1 obstacle collider</text:span><text:span text:style-name="T68"> </text:span><text:span text:style-name="T304">(for background, kids </text:span><text:span text:style-name="T305">and</text:span><text:span text:style-name="T304"> the teacher).</text:span></text:p>
      <text:p text:style-name="P83"><text:tab/><text:tab/><text:span text:style-name="T69">1 “get hit” collider</text:span><text:span text:style-name="T305">.</text:span></text:p>
      <text:p text:style-name="P83"/>
      <text:p text:style-name="P83"><text:tab/><text:span text:style-name="T93">When a projectile hits the Alien, the projectile</text:span><text:span text:style-name="T95"> </text:span><text:span text:style-name="T93">flas</text:span><text:span text:style-name="T95">h</text:span><text:span text:style-name="T98">es</text:span><text:span text:style-name="T93"> white for 1 frame then </text:span><text:span text:style-name="T95">the projectile</text:span><text:span text:style-name="T93"> disappear</text:span><text:span text:style-name="T95">s</text:span><text:span text:style-name="T348">.</text:span></text:p>
      <text:p text:style-name="P83"/>
      <text:p text:style-name="P10">About screen shaders</text:p>
      <text:p text:style-name="P13"/>
      <text:p text:style-name="P71"><text:tab/><text:span text:style-name="T351">The game starts with the basic Screen_Overlay.tscn. It’ll be used everywhere except in game.</text:span></text:p>
      <text:p text:style-name="P72"><text:tab/><text:span text:style-name="T351">When using the Transition screen, </text:span><text:span text:style-name="T352">if</text:span><text:span text:style-name="T351"> needed, we’ll use it also to cross fade between two different screen overlays.</text:span></text:p>
      <text:p text:style-name="P72"><text:span text:style-name="T351"><text:tab/>As all screen overlays use the CRT_2 shader, we’d better extract it from the sets and give him a scene </text:span><text:span text:style-name="T353">to itself</text:span><text:span text:style-name="T351"> in order to help cross fades (as they use a lot the GPU resources) so that </text:span><text:span text:style-name="T353">it</text:span><text:span text:style-name="T351"> won’t need to cross fade </text:span><text:span text:style-name="T353">(it also won’t be animated)</text:span><text:span text:style-name="T351">.</text:span></text:p>
      <text:p text:style-name="P74"><text:tab/>Death.tscn hits without any transition and the Game_Overlay used gets back to its default value (otherwise we won’t be able to read anything).</text:p>
      <text:p text:style-name="P71"><text:tab/><text:span text:style-name="T353">No</text:span><text:span text:style-name="T351"> transition between menu screens.</text:span></text:p>
      <text:p text:style-name="P71"/>
      <text:p text:style-name="P71"/>
      <text:p text:style-name="P71"><text:tab/><text:span text:style-name="T102">Now game overlay scenes incorporate AnimationPlayers so no code is needed but for Game_overlay_1.tscn as we have to randomly choose if Aberration, Brightness, Saturation and Contrast go toward positive or negative values.</text:span></text:p>
      <text:p text:style-name="P71"><text:span text:style-name="T102"><text:tab/></text:span><text:span text:style-name="T221">I made some tests and it happens that transitions between Screen_Overlay.tscn and game overlays aren’t fully accurate… </text:span><text:span text:style-name="T222">We need to find a way to fade between those as Screen_Overlay.tscn do not use the same shaders as game overlays. </text:span><text:span text:style-name="T51">Would using the beam down animation to do that fix the issue?</text:span></text:p>
      <text:p text:style-name="P73"/>
      <text:p text:style-name="P71"><text:tab/><text:span text:style-name="T297">NOTE: a</text:span><text:span text:style-name="T295">s it is, the transition scene doesn’t cross fades between two playing scenes but between a screenshot of the active scene that will replace the scene and the following scene. That’s not “</text:span><text:span text:style-name="T296">perfect”</text:span><text:span text:style-name="T295"> (I don’t know how to cross fade between t</text:span><text:span text:style-name="T297">w</text:span><text:span text:style-name="T295">o “active scenes”. Is there </text:span><text:span text:style-name="T296">even </text:span><text:span text:style-name="T295">a way to do that without asking too much to the GPU?</text:span></text:p>
      <text:p text:style-name="P14"/>
      <text:p text:style-name="P9">“Script” of a game</text:p>
      <text:p text:style-name="P75"/>
      <text:p text:style-name="P78"><text:tab/>Contrary to what you can hear in the “demo”, the music <text:span text:style-name="T368">shouldn’t</text:span> be interrupted by changing menu screens. <text:span text:style-name="T368">The same music (MENUS.wav) plays until the game itself.</text:span></text:p>
      <text:p text:style-name="P75"/>
      <text:p text:style-name="P75"><text:tab/><text:span text:style-name="T350">When starting </text:span><text:span text:style-name="T353">a </text:span><text:span text:style-name="T350">game (using </text:span><text:span text:style-name="T353">the </text:span><text:span text:style-name="T350">Beam me down, Gudrun! Button), we’ll use the transition screen to go to the game itself. Music will cross fade from music of the menus to the game music </text:span><text:span text:style-name="T353">while the transition screen plays</text:span><text:span text:style-name="T350"> (starting with INTRO_GAME.wav music then plying in loop the INGAME.wav music).</text:span></text:p>
      <text:p text:style-name="P75"/>
      <text:p text:style-name="P75"><text:tab/><text:span text:style-name="T350">Death screen will hit without any transition. When hitting the A button on this screen then we’ll use the transition screen again and cross fading music from here </text:span><text:span text:style-name="T351">back </text:span><text:span text:style-name="T350">to the game (just as described above). Any other button will bring back the Menu scene (Menu.tscn) </text:span><text:span text:style-name="T351">with the transition</text:span><text:span text:style-name="T350">.</text:span></text:p>
      <text:p text:style-name="P75"/>
      <text:p text:style-name="P12">About Menus <text:span text:style-name="T365">(and hidden talent)</text:span></text:p>
      <text:p text:style-name="P76"/>
      <text:p text:style-name="P76"><text:tab/><text:span text:style-name="T360">After going one time to the Credits.tscn </text:span><text:span text:style-name="T365">and </text:span><text:span text:style-name="T363">back</text:span><text:span text:style-name="T360"> to the previous menu (Menu.tscn)</text:span><text:span text:style-name="T363"> </text:span><text:span text:style-name="T360">then appears the new </text:span><text:span text:style-name="T100">(x)</text:span><text:span text:style-name="T360"> option that allows the player to access the Dialogue.tscn.</text:span></text:p>
      <text:p text:style-name="P76"/>
      <text:p text:style-name="P76"/>
      <text:p text:style-name="P45"><text:span text:style-name="T48">CONDITIONS to UNLOCK </text:span><text:span text:style-name="T49">Der Techniker</text:span><text:span text:style-name="T48">:</text:span></text:p>
      <text:p text:style-name="P105"/>
      <text:p text:style-name="P79"><text:span text:style-name="T243"><text:tab/></text:span><text:span text:style-name="T196">Watching</text:span><text:span text:style-name="T89"> Dialogue.tscn </text:span><text:span text:style-name="T50">entirely</text:span><text:span text:style-name="T89"> </text:span><text:span text:style-name="T196">allows the access to</text:span><text:span text:style-name="T89"> </text:span><text:span text:style-name="T50">Der Techniker</text:span><text:span text:style-name="T185">.</text:span></text:p>
      <text:p text:style-name="P8">Shaders</text:p>
      <text:p text:style-name="P16"/>
      <text:p text:style-name="P18"><text:tab/><text:span text:style-name="T112">The top overlay is CRT_Overlat.tscn and is always on!</text:span></text:p>
      <text:p text:style-name="P18"/>
      <text:p text:style-name="P18"><text:tab/><text:span text:style-name="T103">By default as in the menus, we use the Screen_Overlay.tscn.</text:span></text:p>
      <text:p text:style-name="P18"/>
      <text:p text:style-name="P18"><text:tab/><text:span text:style-name="T144">The game overlay </text:span><text:span text:style-name="T337">(</text:span><text:span text:style-name="T336">Game_Overlay_1</text:span><text:span text:style-name="T337">(</text:span><text:span text:style-name="T336">or 2 or 3</text:span><text:span text:style-name="T337">)</text:span><text:span text:style-name="T336">.</text:span><text:span text:style-name="T337">tscn</text:span><text:span text:style-name="T336">)</text:span><text:span text:style-name="T144"> is </text:span><text:span text:style-name="T13">randomly</text:span><text:span text:style-name="T144"> selected </text:span><text:span text:style-name="T166">just </text:span><text:span text:style-name="T103">before the transition</text:span><text:span text:style-name="T166"> between </text:span><text:span text:style-name="T103">Beam me down, Gudrun!</text:span><text:span text:style-name="T166"> and the </text:span><text:span text:style-name="T103">Game itself.</text:span><text:span text:style-name="T166"> </text:span><text:span text:style-name="T186">/!\ IT COULD VERY POSSIBLY BE MESSY IN THE TRANSITION!</text:span></text:p>
      <text:p text:style-name="P18"/>
      <text:p text:style-name="P19"><text:span text:style-name="T144"><text:tab/></text:span><text:span text:style-name="T157">If time comes, </text:span><text:span text:style-name="T338">Shutdown_Overlay.tscn</text:span><text:span text:style-name="T157"> is inserted </text:span><text:span text:style-name="T90">between</text:span><text:span text:style-name="T157"> the </text:span><text:span text:style-name="T90">game</text:span><text:span text:style-name="T157"> and </text:span><text:span text:style-name="T336">Game_Overlay_1</text:span><text:span text:style-name="T337">(</text:span><text:span text:style-name="T336">or 2 or 3</text:span><text:span text:style-name="T337">)</text:span><text:span text:style-name="T336">.</text:span><text:span text:style-name="T337">tscn</text:span><text:span text:style-name="T156"> </text:span><text:span text:style-name="T91">AND </text:span><text:span text:style-name="T92">shader </text:span><text:span text:style-name="T91">values are reset instantly</text:span><text:span text:style-name="T267"> (or in the first 2 frames of the shutdown overlay animation </text:span><text:span text:style-name="T268">in order to smooth things out</text:span><text:span text:style-name="T267">, we’ll test that)</text:span><text:span text:style-name="T158">. </text:span><text:span text:style-name="T162">Of course, that will depend on how the project is handled in Godot.</text:span></text:p>
      <text:p text:style-name="P19"/>
      <text:p text:style-name="P19"><text:span text:style-name="T159"><text:tab/></text:span><text:span text:style-name="T103">Going back to Menu means using Screen_Overlay.tscn.</text:span></text:p>
      <text:p text:style-name="P11">A few words about the “demo”</text:p>
      <text:p text:style-name="P17"/>
      <text:p text:style-name="P20"><text:span text:style-name="T159"><text:tab/></text:span><text:span text:style-name="T160">The demo is absolutely irrelevant considering gameplay. </text:span><text:span text:style-name="T161">In the release version of the game, of course, </text:span><text:span text:style-name="T160">Background won’t hurt the alien. As is, it’s just a way so make the Death screen appear.<text:line-break/><text:tab/>As a matter of fact, there’s nothing like gameplay in it. It’s about showing off </text:span><text:span text:style-name="T161">what </text:span><text:span text:style-name="T160">it’s actually graphically looking like, nothing more.</text:span></text:p>
      <text:p text:style-name="P20"/>
      <text:p text:style-name="P63">----------</text:p>
      <text:p text:style-name="P20"/>
      <text:p text:style-name="P77"><text:span text:style-name="T362"><text:tab/></text:span><text:span text:style-name="T242">Here’s the text in the Dialogue scene</text:span><text:span text:style-name="T362">, </text:span><text:span text:style-name="T364">(</text:span><text:span text:style-name="T367">heavily</text:span><text:span text:style-name="T364">) inspired by Alexandre Astier’s Kaamelott</text:span><text:span text:style-name="T362">:</text:span></text:p>
      <text:p text:style-name="P77"/>
      <text:p text:style-name="P77"><text:span text:style-name="T220"><text:tab/>- Hail </text:span><text:span text:style-name="T217">Brünhild</text:span><text:span text:style-name="T220">!<text:line-break/><text:tab/>- Hail Hildegard, </text:span><text:span text:style-name="T218">O</text:span><text:span text:style-name="T220"> great </text:span><text:span text:style-name="T219">Tep</text:span><text:span text:style-name="T220">endicular of all!<text:line-break/><text:tab/>- </text:span><text:span text:style-name="T217">Brünhild</text:span><text:span text:style-name="T220">, we need you for a mission of the utmost importance this day, </text:span><text:span text:style-name="T218">O</text:span><text:span text:style-name="T220"> you, our greatest exosociologist and oncologist (and also rheumatologist) now retired.<text:line-break/><text:tab/>- I cannot refuse you anything, O Hildegard, you who taught my son Ursula to read (but not to count).<text:line-break/><text:tab/>- Due to a strange disease that, contrary to all expectations, seems to be endowed with a primary form of intelligence, life on </text:span><text:span text:style-name="T218">this</text:span><text:span text:style-name="T220"> planet is on the verge of extinction. We need to...<text:line-break/><text:tab/>- Say no more O Hildegard, I'm </text:span><text:span text:style-name="T217">going</text:span><text:span text:style-name="T220"> immediately!</text:span></text:p>
      <text:p text:style-name="P3">Options</text:p>
      <text:p text:style-name="P52"/>
      <text:p text:style-name="P66"><text:tab/><text:span text:style-name="T270">Adding 1</text:span><text:span text:style-name="T178"> </text:span><text:span text:style-name="T173">more </text:span><text:span text:style-name="T178">difficulty mode </text:span><text:span text:style-name="T171">to the normal one</text:span><text:span text:style-name="T178">: </text:span><text:span text:style-name="T130">Super Hyper Mega </text:span><text:span text:style-name="T131">Hardcore</text:span><text:span text:style-name="T178"> (more enemies moving and attacking quickly, nerfed Alien skills, slower Alien, </text:span><text:span text:style-name="T174">enemies dealing more damage</text:span><text:span text:style-name="T178">).</text:span></text:p>
      <text:p text:style-name="P65"><text:span text:style-name="T178"><text:tab/></text:span><text:span text:style-name="T179">Up to 4 </text:span><text:span text:style-name="T180">Alien</text:span><text:span text:style-name="T172">s</text:span><text:span text:style-name="T179"> simultaneously </text:span><text:span text:style-name="T182">(bigger map)</text:span><text:span text:style-name="T179">.</text:span></text:p>
      <text:p text:style-name="P67"><text:span text:style-name="T122"><text:tab/></text:span><text:span text:style-name="T171">O</text:span><text:span text:style-name="T122">nline mode.</text:span></text:p>
      <text:p text:style-name="P67"><text:span text:style-name="T142"><text:tab/></text:span><text:span text:style-name="T246">Adding new Alien</text:span><text:span text:style-name="T283">s</text:span><text:span text:style-name="T246"> would be great.</text:span></text:p>
      <text:p text:style-name="P70"><text:tab/>Adding new skillls.</text:p>
      <text:p text:style-name="P64"><text:tab/><text:span text:style-name="T246">Adding new </text:span>enemies<text:span text:style-name="T246"> </text:span><text:span text:style-name="T270">(with new behaviors) </text:span><text:span text:style-name="T246">would be great </text:span>too<text:span text:style-name="T246">.</text:span></text:p>
      <text:p text:style-name="P56"><text:tab/>With a lot of courage, new maps would also be added…</text:p>
      <text:p text:style-name="P6">What we borrowed from the world outside:</text:p>
      <text:p text:style-name="P7"/>
      <text:p text:style-name="P95"><text:span text:style-name="T306">Assets from </text:span><text:a xlink:type="simple" xlink:href="http://animallogic.com/alab/" text:style-name="Internet_20_link" text:visited-style-name="Visited_20_Internet_20_Link">Animallogic</text:a></text:p>
      <text:p text:style-name="P95"><text:span text:style-name="T307">Fonts</text:span><text:span text:style-name="T306"> from </text:span><text:a xlink:type="simple" xlink:href="http://www.iconian.com/" text:style-name="Internet_20_link" text:visited-style-name="Visited_20_Internet_20_Link">Iconian Fonts</text:a></text:p>
      <text:p text:style-name="P108"><text:span text:style-name="T152">Sound</text:span><text:span text:style-name="T153">s</text:span><text:span text:style-name="T152"> from </text:span><text:a xlink:type="simple" xlink:href="http://www.mixkit.co/" text:style-name="Internet_20_link" text:visited-style-name="Visited_20_Internet_20_Link"><text:span text:style-name="T288">Mixkit.co</text:span></text:a><text:span text:style-name="T163">, </text:span><text:a xlink:type="simple" xlink:href="http://freesound.org/" text:style-name="Internet_20_link" text:visited-style-name="Visited_20_Internet_20_Link"><text:span text:style-name="T288">Freesound.org</text:span></text:a><text:span text:style-name="T164">, </text:span><text:a xlink:type="simple" xlink:href="http://www.quicksounds.com/" text:style-name="Internet_20_link" text:visited-style-name="Visited_20_Internet_20_Link"><text:span text:style-name="T310">Quicksounds.com</text:span></text:a></text:p>
      <text:p text:style-name="P107"><text:span text:style-name="T150">Video shaders by </text:span><text:a xlink:type="simple" xlink:href="http://twitter.com/ahopness/" text:style-name="Internet_20_link" text:visited-style-name="Visited_20_Internet_20_Link"><text:span text:style-name="T288">Ahopness</text:span></text:a><text:span text:style-name="T150"> </text:span><text:span text:style-name="T151">(original shaders by: </text:span><text:span text:style-name="T201">Timothy Lottes, Keijiro, Ehj1, FMS_Cat),</text:span><text:span text:style-name="T149"> </text:span><text:a xlink:type="simple" xlink:href="http://godotshaders.com/author/arlez80/" text:style-name="Internet_20_link" text:visited-style-name="Visited_20_Internet_20_Link"><text:span text:style-name="T288">Yui Kinomoto</text:span></text:a><text:span text:style-name="T165">, </text:span><text:a xlink:type="simple" xlink:href="http://godotshaders.com/author/pend00/" text:style-name="Internet_20_link" text:visited-style-name="Visited_20_Internet_20_Link"><text:span text:style-name="T309">Peter Höglund</text:span></text:a></text:p>
      <text:p text:style-name="P110"><text:a xlink:type="simple" xlink:href="http://www.youtube.com/@Gdquest" text:style-name="Internet_20_link" text:visited-style-name="Visited_20_Internet_20_Link"><text:span text:style-name="T346">S</text:span></text:a><text:span text:style-name="T346">tuff from </text:span><text:a xlink:type="simple" xlink:href="http://www.youtube.com/@PlayWithFurcifer" text:style-name="Internet_20_link" text:visited-style-name="Visited_20_Internet_20_Link"><text:span text:style-name="T354">Play</text:span><text:span text:style-name="T355">W</text:span><text:span text:style-name="T354">ithFurcifer</text:span></text:a><text:span text:style-name="T356">, </text:span><text:a xlink:type="simple" xlink:href="http://www.youtube.com/@jontopielski6227" text:style-name="Internet_20_link" text:visited-style-name="Visited_20_Internet_20_Link"><text:span text:style-name="T357">Jon Topielski</text:span></text:a><text:span text:style-name="T357">, </text:span></text:p>
      <text:p text:style-name="P109"/>
      <text:p text:style-name="P88">Did we forget something/<text:span text:style-name="T308">someone</text:span>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11-15T09:27:05.401000000</dc:date>
    <meta:editing-duration>P1DT4H39M4S</meta:editing-duration>
    <meta:editing-cycles>156</meta:editing-cycles>
    <meta:generator>LibreOffice/7.5.0.3$Windows_X86_64 LibreOffice_project/c21113d003cd3efa8c53188764377a8272d9d6de</meta:generator>
    <meta:document-statistic meta:table-count="0" meta:image-count="0" meta:object-count="0" meta:page-count="16" meta:paragraph-count="176" meta:word-count="2646" meta:character-count="15854" meta:non-whitespace-character-count="13179"/>
  </office:meta>
</office:document-meta>
</file>